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93794" table:style-name="ce58">
            <text:p>8,593,794</text:p>
          </table:table-cell>
          <table:table-cell office:value-type="float" office:value="23550077" table:style-name="ce59">
            <text:p>23,550,077</text:p>
          </table:table-cell>
          <table:table-cell office:value-type="float" office:value="11717683" table:style-name="ce59">
            <text:p>11,717,683</text:p>
          </table:table-cell>
          <table:table-cell office:value-type="float" office:value="11832394" table:style-name="ce60">
            <text:p>11,832,394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32655" table:style-name="ce58">
            <text:p>1,532,655</text:p>
          </table:table-cell>
          <table:table-cell office:value-type="float" office:value="3982268" table:style-name="ce63">
            <text:p>3,982,268</text:p>
          </table:table-cell>
          <table:table-cell office:value-type="float" office:value="1952622" table:style-name="ce63">
            <text:p>1,952,622</text:p>
          </table:table-cell>
          <table:table-cell office:value-type="float" office:value="2029646" table:style-name="ce60">
            <text:p>2,029,646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9017" table:style-name="ce58">
            <text:p>1,049,017</text:p>
          </table:table-cell>
          <table:table-cell office:value-type="float" office:value="2690813" table:style-name="ce63">
            <text:p>2,690,813</text:p>
          </table:table-cell>
          <table:table-cell office:value-type="float" office:value="1286421" table:style-name="ce63">
            <text:p>1,286,421</text:p>
          </table:table-cell>
          <table:table-cell office:value-type="float" office:value="1404392" table:style-name="ce60">
            <text:p>1,404,392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78005" table:style-name="ce58">
            <text:p>778,005</text:p>
          </table:table-cell>
          <table:table-cell office:value-type="float" office:value="2163728" table:style-name="ce63">
            <text:p>2,163,728</text:p>
          </table:table-cell>
          <table:table-cell office:value-type="float" office:value="1078692" table:style-name="ce63">
            <text:p>1,078,692</text:p>
          </table:table-cell>
          <table:table-cell office:value-type="float" office:value="1085036" table:style-name="ce60">
            <text:p>1,085,03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50068" table:style-name="ce58">
            <text:p>950,068</text:p>
          </table:table-cell>
          <table:table-cell office:value-type="float" office:value="2775294" table:style-name="ce63">
            <text:p>2,775,294</text:p>
          </table:table-cell>
          <table:table-cell office:value-type="float" office:value="1369447" table:style-name="ce63">
            <text:p>1,369,447</text:p>
          </table:table-cell>
          <table:table-cell office:value-type="float" office:value="1405847" table:style-name="ce60">
            <text:p>1,405,847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80185" table:style-name="ce58">
            <text:p>680,185</text:p>
          </table:table-cell>
          <table:table-cell office:value-type="float" office:value="1886473" table:style-name="ce63">
            <text:p>1,886,473</text:p>
          </table:table-cell>
          <table:table-cell office:value-type="float" office:value="942732" table:style-name="ce63">
            <text:p>942,732</text:p>
          </table:table-cell>
          <table:table-cell office:value-type="float" office:value="943741" table:style-name="ce60">
            <text:p>943,74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6107" table:style-name="ce58">
            <text:p>1,086,107</text:p>
          </table:table-cell>
          <table:table-cell office:value-type="float" office:value="2778415" table:style-name="ce62">
            <text:p>2,778,415</text:p>
          </table:table-cell>
          <table:table-cell office:value-type="float" office:value="1377619" table:style-name="ce63">
            <text:p>1,377,619</text:p>
          </table:table-cell>
          <table:table-cell office:value-type="float" office:value="1400796" table:style-name="ce60">
            <text:p>1,400,796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75489" table:style-name="ce58">
            <text:p>2,475,489</text:p>
          </table:table-cell>
          <table:table-cell office:value-type="float" office:value="7124855" table:style-name="ce62">
            <text:p>7,124,855</text:p>
          </table:table-cell>
          <table:table-cell office:value-type="float" office:value="3635207" table:style-name="ce63">
            <text:p>3,635,207</text:p>
          </table:table-cell>
          <table:table-cell office:value-type="float" office:value="3489648" table:style-name="ce60">
            <text:p>3,489,648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7530" table:style-name="ce37">
            <text:p>167,530</text:p>
          </table:table-cell>
          <table:table-cell office:value-type="float" office:value="457133" table:style-name="ce38">
            <text:p>457,133</text:p>
          </table:table-cell>
          <table:table-cell office:value-type="float" office:value="231363" table:style-name="ce38">
            <text:p>231,363</text:p>
          </table:table-cell>
          <table:table-cell office:value-type="float" office:value="225770" table:style-name="ce38">
            <text:p>225,77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8914" table:style-name="ce37">
            <text:p>188,914</text:p>
          </table:table-cell>
          <table:table-cell office:value-type="float" office:value="549118" table:style-name="ce38">
            <text:p>549,118</text:p>
          </table:table-cell>
          <table:table-cell office:value-type="float" office:value="280780" table:style-name="ce38">
            <text:p>280,780</text:p>
          </table:table-cell>
          <table:table-cell office:value-type="float" office:value="268338" table:style-name="ce38">
            <text:p>268,338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6561" table:style-name="ce37">
            <text:p>186,561</text:p>
          </table:table-cell>
          <table:table-cell office:value-type="float" office:value="556638" table:style-name="ce38">
            <text:p>556,638</text:p>
          </table:table-cell>
          <table:table-cell office:value-type="float" office:value="287162" table:style-name="ce38">
            <text:p>287,162</text:p>
          </table:table-cell>
          <table:table-cell office:value-type="float" office:value="269476" table:style-name="ce38">
            <text:p>269,47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5396" table:style-name="ce37">
            <text:p>385,396</text:p>
          </table:table-cell>
          <table:table-cell office:value-type="float" office:value="1284785" table:style-name="ce38">
            <text:p>1,284,785</text:p>
          </table:table-cell>
          <table:table-cell office:value-type="float" office:value="655305" table:style-name="ce38">
            <text:p>655,305</text:p>
          </table:table-cell>
          <table:table-cell office:value-type="float" office:value="629480" table:style-name="ce38">
            <text:p>629,48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652" table:style-name="ce37">
            <text:p>177,652</text:p>
          </table:table-cell>
          <table:table-cell office:value-type="float" office:value="503575" table:style-name="ce38">
            <text:p>503,575</text:p>
          </table:table-cell>
          <table:table-cell office:value-type="float" office:value="258110" table:style-name="ce38">
            <text:p>258,110</text:p>
          </table:table-cell>
          <table:table-cell office:value-type="float" office:value="245465" table:style-name="ce38">
            <text:p>245,465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791" table:style-name="ce37">
            <text:p>239,791</text:p>
          </table:table-cell>
          <table:table-cell office:value-type="float" office:value="692818" table:style-name="ce38">
            <text:p>692,818</text:p>
          </table:table-cell>
          <table:table-cell office:value-type="float" office:value="359686" table:style-name="ce38">
            <text:p>359,686</text:p>
          </table:table-cell>
          <table:table-cell office:value-type="float" office:value="333132" table:style-name="ce38">
            <text:p>333,1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645" table:style-name="ce37">
            <text:p>182,645</text:p>
          </table:table-cell>
          <table:table-cell office:value-type="float" office:value="513393" table:style-name="ce38">
            <text:p>513,393</text:p>
          </table:table-cell>
          <table:table-cell office:value-type="float" office:value="267174" table:style-name="ce38">
            <text:p>267,174</text:p>
          </table:table-cell>
          <table:table-cell office:value-type="float" office:value="246219" table:style-name="ce38">
            <text:p>246,2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249" table:style-name="ce37">
            <text:p>286,249</text:p>
          </table:table-cell>
          <table:table-cell office:value-type="float" office:value="832994" table:style-name="ce38">
            <text:p>832,994</text:p>
          </table:table-cell>
          <table:table-cell office:value-type="float" office:value="426261" table:style-name="ce38">
            <text:p>426,261</text:p>
          </table:table-cell>
          <table:table-cell office:value-type="float" office:value="406733" table:style-name="ce38">
            <text:p>406,7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705" table:style-name="ce37">
            <text:p>82,705</text:p>
          </table:table-cell>
          <table:table-cell office:value-type="float" office:value="220191" table:style-name="ce56">
            <text:p>220,191</text:p>
          </table:table-cell>
          <table:table-cell office:value-type="float" office:value="113818" table:style-name="ce38">
            <text:p>113,818</text:p>
          </table:table-cell>
          <table:table-cell office:value-type="float" office:value="106373" table:style-name="ce38">
            <text:p>106,37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589" table:style-name="ce37">
            <text:p>125,589</text:p>
          </table:table-cell>
          <table:table-cell office:value-type="float" office:value="330139" table:style-name="ce38">
            <text:p>330,139</text:p>
          </table:table-cell>
          <table:table-cell office:value-type="float" office:value="167816" table:style-name="ce38">
            <text:p>167,816</text:p>
          </table:table-cell>
          <table:table-cell office:value-type="float" office:value="162323" table:style-name="ce38">
            <text:p>162,3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429" table:style-name="ce37">
            <text:p>39,429</text:p>
          </table:table-cell>
          <table:table-cell office:value-type="float" office:value="103434" table:style-name="ce38">
            <text:p>103,434</text:p>
          </table:table-cell>
          <table:table-cell office:value-type="float" office:value="53291" table:style-name="ce38">
            <text:p>53,291</text:p>
          </table:table-cell>
          <table:table-cell office:value-type="float" office:value="50143" table:style-name="ce38">
            <text:p>50,1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333" table:style-name="ce37">
            <text:p>152,333</text:p>
          </table:table-cell>
          <table:table-cell office:value-type="float" office:value="371981" table:style-name="ce38">
            <text:p>371,981</text:p>
          </table:table-cell>
          <table:table-cell office:value-type="float" office:value="186309" table:style-name="ce38">
            <text:p>186,309</text:p>
          </table:table-cell>
          <table:table-cell office:value-type="float" office:value="185672" table:style-name="ce38">
            <text:p>185,6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1520" table:style-name="ce37">
            <text:p>161,520</text:p>
          </table:table-cell>
          <table:table-cell office:value-type="float" office:value="438863" table:style-name="ce38">
            <text:p>438,863</text:p>
          </table:table-cell>
          <table:table-cell office:value-type="float" office:value="216853" table:style-name="ce38">
            <text:p>216,853</text:p>
          </table:table-cell>
          <table:table-cell office:value-type="float" office:value="222010" table:style-name="ce38">
            <text:p>222,0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175" table:style-name="ce37">
            <text:p>99,175</text:p>
          </table:table-cell>
          <table:table-cell office:value-type="float" office:value="269793" table:style-name="ce38">
            <text:p>269,793</text:p>
          </table:table-cell>
          <table:table-cell office:value-type="float" office:value="131279" table:style-name="ce38">
            <text:p>131,279</text:p>
          </table:table-cell>
          <table:table-cell office:value-type="float" office:value="138514" table:style-name="ce38">
            <text:p>138,51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268" table:style-name="ce58">
            <text:p>42,268</text:p>
          </table:table-cell>
          <table:table-cell office:value-type="float" office:value="148231" table:style-name="ce62">
            <text:p>148,231</text:p>
          </table:table-cell>
          <table:table-cell office:value-type="float" office:value="74943" table:style-name="ce62">
            <text:p>74,943</text:p>
          </table:table-cell>
          <table:table-cell office:value-type="float" office:value="73288" table:style-name="ce62">
            <text:p>73,2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514" table:style-name="ce37">
            <text:p>39,514</text:p>
          </table:table-cell>
          <table:table-cell office:value-type="float" office:value="135535" table:style-name="ce38">
            <text:p>135,535</text:p>
          </table:table-cell>
          <table:table-cell office:value-type="float" office:value="67706" table:style-name="ce38">
            <text:p>67,706</text:p>
          </table:table-cell>
          <table:table-cell office:value-type="float" office:value="67829" table:style-name="ce38">
            <text:p>67,829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754" table:style-name="ce39">
            <text:p>2,754</text:p>
          </table:table-cell>
          <table:table-cell office:value-type="float" office:value="12696" table:style-name="ce40">
            <text:p>12,696</text:p>
          </table:table-cell>
          <table:table-cell office:value-type="float" office:value="7237" table:style-name="ce40">
            <text:p>7,237</text:p>
          </table:table-cell>
          <table:table-cell office:value-type="float" office:value="5459" table:style-name="ce40">
            <text:p>5,459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6<text:span text:style-name="T2">月</text:span>3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32655" table:style-name="ce83">
            <text:p>1,532,655</text:p>
          </table:table-cell>
          <table:table-cell office:value-type="float" office:value="3982268" table:style-name="ce80">
            <text:p>3,982,268</text:p>
          </table:table-cell>
          <table:table-cell office:value-type="float" office:value="1952622" table:style-name="ce80">
            <text:p>1,952,622</text:p>
          </table:table-cell>
          <table:table-cell office:value-type="float" office:value="2029646" table:style-name="ce84">
            <text:p>2,029,64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7343" table:style-name="ce9">
            <text:p>207,343</text:p>
          </table:table-cell>
          <table:table-cell office:value-type="float" office:value="552250" table:style-name="ce11">
            <text:p>552,250</text:p>
          </table:table-cell>
          <table:table-cell office:value-type="float" office:value="269784" table:style-name="ce11">
            <text:p>269,784</text:p>
          </table:table-cell>
          <table:table-cell office:value-type="float" office:value="282466" table:style-name="ce23">
            <text:p>282,46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407" table:style-name="ce9">
            <text:p>150,407</text:p>
          </table:table-cell>
          <table:table-cell office:value-type="float" office:value="388087" table:style-name="ce11">
            <text:p>388,087</text:p>
          </table:table-cell>
          <table:table-cell office:value-type="float" office:value="191163" table:style-name="ce11">
            <text:p>191,163</text:p>
          </table:table-cell>
          <table:table-cell office:value-type="float" office:value="196924" table:style-name="ce23">
            <text:p>196,92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445" table:style-name="ce9">
            <text:p>164,445</text:p>
          </table:table-cell>
          <table:table-cell office:value-type="float" office:value="413616" table:style-name="ce11">
            <text:p>413,616</text:p>
          </table:table-cell>
          <table:table-cell office:value-type="float" office:value="201312" table:style-name="ce11">
            <text:p>201,312</text:p>
          </table:table-cell>
          <table:table-cell office:value-type="float" office:value="212304" table:style-name="ce23">
            <text:p>212,3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922" table:style-name="ce9">
            <text:p>90,922</text:p>
          </table:table-cell>
          <table:table-cell office:value-type="float" office:value="223845" table:style-name="ce11">
            <text:p>223,845</text:p>
          </table:table-cell>
          <table:table-cell office:value-type="float" office:value="106341" table:style-name="ce11">
            <text:p>106,341</text:p>
          </table:table-cell>
          <table:table-cell office:value-type="float" office:value="117504" table:style-name="ce23">
            <text:p>117,5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1622" table:style-name="ce9">
            <text:p>151,622</text:p>
          </table:table-cell>
          <table:table-cell office:value-type="float" office:value="415031" table:style-name="ce11">
            <text:p>415,031</text:p>
          </table:table-cell>
          <table:table-cell office:value-type="float" office:value="202685" table:style-name="ce11">
            <text:p>202,685</text:p>
          </table:table-cell>
          <table:table-cell office:value-type="float" office:value="212346" table:style-name="ce23">
            <text:p>212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722" table:style-name="ce9">
            <text:p>125,722</text:p>
          </table:table-cell>
          <table:table-cell office:value-type="float" office:value="301381" table:style-name="ce11">
            <text:p>301,381</text:p>
          </table:table-cell>
          <table:table-cell office:value-type="float" office:value="145181" table:style-name="ce11">
            <text:p>145,181</text:p>
          </table:table-cell>
          <table:table-cell office:value-type="float" office:value="156200" table:style-name="ce23">
            <text:p>156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265" table:style-name="ce9">
            <text:p>66,265</text:p>
          </table:table-cell>
          <table:table-cell office:value-type="float" office:value="184477" table:style-name="ce11">
            <text:p>184,477</text:p>
          </table:table-cell>
          <table:table-cell office:value-type="float" office:value="92066" table:style-name="ce11">
            <text:p>92,066</text:p>
          </table:table-cell>
          <table:table-cell office:value-type="float" office:value="92411" table:style-name="ce23">
            <text:p>92,4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679" table:style-name="ce9">
            <text:p>29,679</text:p>
          </table:table-cell>
          <table:table-cell office:value-type="float" office:value="87001" table:style-name="ce11">
            <text:p>87,001</text:p>
          </table:table-cell>
          <table:table-cell office:value-type="float" office:value="43623" table:style-name="ce11">
            <text:p>43,623</text:p>
          </table:table-cell>
          <table:table-cell office:value-type="float" office:value="43378" table:style-name="ce23">
            <text:p>43,3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134" table:style-name="ce9">
            <text:p>42,134</text:p>
          </table:table-cell>
          <table:table-cell office:value-type="float" office:value="114362" table:style-name="ce11">
            <text:p>114,362</text:p>
          </table:table-cell>
          <table:table-cell office:value-type="float" office:value="57355" table:style-name="ce11">
            <text:p>57,355</text:p>
          </table:table-cell>
          <table:table-cell office:value-type="float" office:value="57007" table:style-name="ce23">
            <text:p>57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3337" table:style-name="ce9">
            <text:p>73,337</text:p>
          </table:table-cell>
          <table:table-cell office:value-type="float" office:value="167283" table:style-name="ce11">
            <text:p>167,283</text:p>
          </table:table-cell>
          <table:table-cell office:value-type="float" office:value="80381" table:style-name="ce11">
            <text:p>80,381</text:p>
          </table:table-cell>
          <table:table-cell office:value-type="float" office:value="86902" table:style-name="ce23">
            <text:p>86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345" table:style-name="ce9">
            <text:p>86,345</text:p>
          </table:table-cell>
          <table:table-cell office:value-type="float" office:value="198421" table:style-name="ce11">
            <text:p>198,421</text:p>
          </table:table-cell>
          <table:table-cell office:value-type="float" office:value="96871" table:style-name="ce11">
            <text:p>96,871</text:p>
          </table:table-cell>
          <table:table-cell office:value-type="float" office:value="101550" table:style-name="ce23">
            <text:p>101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5" table:style-name="ce9">
            <text:p>16,155</text:p>
          </table:table-cell>
          <table:table-cell office:value-type="float" office:value="40523" table:style-name="ce11">
            <text:p>40,523</text:p>
          </table:table-cell>
          <table:table-cell office:value-type="float" office:value="20467" table:style-name="ce11">
            <text:p>20,467</text:p>
          </table:table-cell>
          <table:table-cell office:value-type="float" office:value="20056" table:style-name="ce23">
            <text:p>20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758" table:style-name="ce9">
            <text:p>86,758</text:p>
          </table:table-cell>
          <table:table-cell office:value-type="float" office:value="238455" table:style-name="ce11">
            <text:p>238,455</text:p>
          </table:table-cell>
          <table:table-cell office:value-type="float" office:value="117722" table:style-name="ce11">
            <text:p>117,722</text:p>
          </table:table-cell>
          <table:table-cell office:value-type="float" office:value="120733" table:style-name="ce23">
            <text:p>120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607" table:style-name="ce9">
            <text:p>70,607</text:p>
          </table:table-cell>
          <table:table-cell office:value-type="float" office:value="201196" table:style-name="ce11">
            <text:p>201,196</text:p>
          </table:table-cell>
          <table:table-cell office:value-type="float" office:value="98895" table:style-name="ce11">
            <text:p>98,895</text:p>
          </table:table-cell>
          <table:table-cell office:value-type="float" office:value="102301" table:style-name="ce23">
            <text:p>102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945" table:style-name="ce9">
            <text:p>30,945</text:p>
          </table:table-cell>
          <table:table-cell office:value-type="float" office:value="84326" table:style-name="ce11">
            <text:p>84,326</text:p>
          </table:table-cell>
          <table:table-cell office:value-type="float" office:value="42580" table:style-name="ce11">
            <text:p>42,580</text:p>
          </table:table-cell>
          <table:table-cell office:value-type="float" office:value="41746" table:style-name="ce23">
            <text:p>41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326" table:style-name="ce9">
            <text:p>28,326</text:p>
          </table:table-cell>
          <table:table-cell office:value-type="float" office:value="78919" table:style-name="ce11">
            <text:p>78,919</text:p>
          </table:table-cell>
          <table:table-cell office:value-type="float" office:value="39175" table:style-name="ce11">
            <text:p>39,175</text:p>
          </table:table-cell>
          <table:table-cell office:value-type="float" office:value="39744" table:style-name="ce23">
            <text:p>39,7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1107" table:style-name="ce9">
            <text:p>41,107</text:p>
          </table:table-cell>
          <table:table-cell office:value-type="float" office:value="104403" table:style-name="ce11">
            <text:p>104,403</text:p>
          </table:table-cell>
          <table:table-cell office:value-type="float" office:value="50831" table:style-name="ce11">
            <text:p>50,831</text:p>
          </table:table-cell>
          <table:table-cell office:value-type="float" office:value="53572" table:style-name="ce23">
            <text:p>53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66" table:style-name="ce9">
            <text:p>9,566</text:p>
          </table:table-cell>
          <table:table-cell office:value-type="float" office:value="23676" table:style-name="ce11">
            <text:p>23,676</text:p>
          </table:table-cell>
          <table:table-cell office:value-type="float" office:value="11838" table:style-name="ce11">
            <text:p>11,838</text:p>
          </table:table-cell>
          <table:table-cell office:value-type="float" office:value="11838" table:style-name="ce23">
            <text:p>11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3" table:style-name="ce9">
            <text:p>3,363</text:p>
          </table:table-cell>
          <table:table-cell office:value-type="float" office:value="7684" table:style-name="ce11">
            <text:p>7,684</text:p>
          </table:table-cell>
          <table:table-cell office:value-type="float" office:value="4226" table:style-name="ce11">
            <text:p>4,226</text:p>
          </table:table-cell>
          <table:table-cell office:value-type="float" office:value="3458" table:style-name="ce23">
            <text:p>3,4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3" table:style-name="ce9">
            <text:p>2,513</text:p>
          </table:table-cell>
          <table:table-cell office:value-type="float" office:value="6539" table:style-name="ce11">
            <text:p>6,539</text:p>
          </table:table-cell>
          <table:table-cell office:value-type="float" office:value="3636" table:style-name="ce11">
            <text:p>3,636</text:p>
          </table:table-cell>
          <table:table-cell office:value-type="float" office:value="2903" table:style-name="ce23">
            <text:p>2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54" table:style-name="ce9">
            <text:p>9,454</text:p>
          </table:table-cell>
          <table:table-cell office:value-type="float" office:value="23330" table:style-name="ce11">
            <text:p>23,330</text:p>
          </table:table-cell>
          <table:table-cell office:value-type="float" office:value="11964" table:style-name="ce11">
            <text:p>11,964</text:p>
          </table:table-cell>
          <table:table-cell office:value-type="float" office:value="11366" table:style-name="ce23">
            <text:p>11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5" table:style-name="ce9">
            <text:p>4,295</text:p>
          </table:table-cell>
          <table:table-cell office:value-type="float" office:value="12387" table:style-name="ce11">
            <text:p>12,387</text:p>
          </table:table-cell>
          <table:table-cell office:value-type="float" office:value="6400" table:style-name="ce11">
            <text:p>6,400</text:p>
          </table:table-cell>
          <table:table-cell office:value-type="float" office:value="5987" table:style-name="ce23">
            <text:p>5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378" table:style-name="ce9">
            <text:p>14,378</text:p>
          </table:table-cell>
          <table:table-cell office:value-type="float" office:value="38105" table:style-name="ce11">
            <text:p>38,105</text:p>
          </table:table-cell>
          <table:table-cell office:value-type="float" office:value="18997" table:style-name="ce11">
            <text:p>18,997</text:p>
          </table:table-cell>
          <table:table-cell office:value-type="float" office:value="19108" table:style-name="ce23">
            <text:p>19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23" table:style-name="ce9">
            <text:p>2,323</text:p>
          </table:table-cell>
          <table:table-cell office:value-type="float" office:value="4745" table:style-name="ce11">
            <text:p>4,745</text:p>
          </table:table-cell>
          <table:table-cell office:value-type="float" office:value="2625" table:style-name="ce11">
            <text:p>2,625</text:p>
          </table:table-cell>
          <table:table-cell office:value-type="float" office:value="2120" table:style-name="ce23">
            <text:p>2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0" table:style-name="ce9">
            <text:p>3,810</text:p>
          </table:table-cell>
          <table:table-cell office:value-type="float" office:value="9013" table:style-name="ce11">
            <text:p>9,013</text:p>
          </table:table-cell>
          <table:table-cell office:value-type="float" office:value="4871" table:style-name="ce11">
            <text:p>4,871</text:p>
          </table:table-cell>
          <table:table-cell office:value-type="float" office:value="4142" table:style-name="ce23">
            <text:p>4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9" table:style-name="ce9">
            <text:p>4,409</text:p>
          </table:table-cell>
          <table:table-cell office:value-type="float" office:value="12602" table:style-name="ce11">
            <text:p>12,602</text:p>
          </table:table-cell>
          <table:table-cell office:value-type="float" office:value="6420" table:style-name="ce11">
            <text:p>6,420</text:p>
          </table:table-cell>
          <table:table-cell office:value-type="float" office:value="6182" table:style-name="ce23">
            <text:p>6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6" table:style-name="ce9">
            <text:p>7,076</text:p>
          </table:table-cell>
          <table:table-cell office:value-type="float" office:value="22070" table:style-name="ce11">
            <text:p>22,070</text:p>
          </table:table-cell>
          <table:table-cell office:value-type="float" office:value="10904" table:style-name="ce11">
            <text:p>10,904</text:p>
          </table:table-cell>
          <table:table-cell office:value-type="float" office:value="11166" table:style-name="ce23">
            <text:p>11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86" table:style-name="ce9">
            <text:p>7,486</text:p>
          </table:table-cell>
          <table:table-cell office:value-type="float" office:value="22348" table:style-name="ce11">
            <text:p>22,348</text:p>
          </table:table-cell>
          <table:table-cell office:value-type="float" office:value="11248" table:style-name="ce11">
            <text:p>11,248</text:p>
          </table:table-cell>
          <table:table-cell office:value-type="float" office:value="11100" table:style-name="ce23">
            <text:p>11,10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63" table:style-name="ce16">
            <text:p>1,863</text:p>
          </table:table-cell>
          <table:table-cell office:value-type="float" office:value="6193" table:style-name="ce18">
            <text:p>6,193</text:p>
          </table:table-cell>
          <table:table-cell office:value-type="float" office:value="3061" table:style-name="ce18">
            <text:p>3,061</text:p>
          </table:table-cell>
          <table:table-cell office:value-type="float" office:value="3132" table:style-name="ce19">
            <text:p>3,132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9017" table:style-name="ce72">
            <text:p>1,049,017</text:p>
          </table:table-cell>
          <table:table-cell office:value-type="float" office:value="2690813" table:style-name="ce80">
            <text:p>2,690,813</text:p>
          </table:table-cell>
          <table:table-cell office:value-type="float" office:value="1286421" table:style-name="ce80">
            <text:p>1,286,421</text:p>
          </table:table-cell>
          <table:table-cell office:value-type="float" office:value="1404392" table:style-name="ce74">
            <text:p>1,404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479" table:style-name="ce53">
            <text:p>80,479</text:p>
          </table:table-cell>
          <table:table-cell office:value-type="float" office:value="208017" table:style-name="ce11">
            <text:p>208,017</text:p>
          </table:table-cell>
          <table:table-cell office:value-type="float" office:value="97731" table:style-name="ce11">
            <text:p>97,731</text:p>
          </table:table-cell>
          <table:table-cell office:value-type="float" office:value="110286" table:style-name="ce10">
            <text:p>110,2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16" table:style-name="ce53">
            <text:p>89,416</text:p>
          </table:table-cell>
          <table:table-cell office:value-type="float" office:value="226612" table:style-name="ce11">
            <text:p>226,612</text:p>
          </table:table-cell>
          <table:table-cell office:value-type="float" office:value="108286" table:style-name="ce11">
            <text:p>108,286</text:p>
          </table:table-cell>
          <table:table-cell office:value-type="float" office:value="118326" table:style-name="ce10">
            <text:p>118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628" table:style-name="ce53">
            <text:p>120,628</text:p>
          </table:table-cell>
          <table:table-cell office:value-type="float" office:value="311147" table:style-name="ce11">
            <text:p>311,147</text:p>
          </table:table-cell>
          <table:table-cell office:value-type="float" office:value="145461" table:style-name="ce11">
            <text:p>145,461</text:p>
          </table:table-cell>
          <table:table-cell office:value-type="float" office:value="165686" table:style-name="ce10">
            <text:p>165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855" table:style-name="ce53">
            <text:p>99,855</text:p>
          </table:table-cell>
          <table:table-cell office:value-type="float" office:value="231068" table:style-name="ce11">
            <text:p>231,068</text:p>
          </table:table-cell>
          <table:table-cell office:value-type="float" office:value="107678" table:style-name="ce11">
            <text:p>107,678</text:p>
          </table:table-cell>
          <table:table-cell office:value-type="float" office:value="123390" table:style-name="ce10">
            <text:p>123,3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210" table:style-name="ce53">
            <text:p>65,210</text:p>
          </table:table-cell>
          <table:table-cell office:value-type="float" office:value="160703" table:style-name="ce11">
            <text:p>160,703</text:p>
          </table:table-cell>
          <table:table-cell office:value-type="float" office:value="76706" table:style-name="ce11">
            <text:p>76,706</text:p>
          </table:table-cell>
          <table:table-cell office:value-type="float" office:value="83997" table:style-name="ce10">
            <text:p>83,9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724" table:style-name="ce53">
            <text:p>51,724</text:p>
          </table:table-cell>
          <table:table-cell office:value-type="float" office:value="129738" table:style-name="ce11">
            <text:p>129,738</text:p>
          </table:table-cell>
          <table:table-cell office:value-type="float" office:value="63295" table:style-name="ce11">
            <text:p>63,295</text:p>
          </table:table-cell>
          <table:table-cell office:value-type="float" office:value="66443" table:style-name="ce10">
            <text:p>66,4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627" table:style-name="ce53">
            <text:p>78,627</text:p>
          </table:table-cell>
          <table:table-cell office:value-type="float" office:value="192656" table:style-name="ce11">
            <text:p>192,656</text:p>
          </table:table-cell>
          <table:table-cell office:value-type="float" office:value="94671" table:style-name="ce11">
            <text:p>94,671</text:p>
          </table:table-cell>
          <table:table-cell office:value-type="float" office:value="97985" table:style-name="ce10">
            <text:p>97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178" table:style-name="ce53">
            <text:p>105,178</text:p>
          </table:table-cell>
          <table:table-cell office:value-type="float" office:value="274800" table:style-name="ce11">
            <text:p>274,800</text:p>
          </table:table-cell>
          <table:table-cell office:value-type="float" office:value="131924" table:style-name="ce11">
            <text:p>131,924</text:p>
          </table:table-cell>
          <table:table-cell office:value-type="float" office:value="142876" table:style-name="ce10">
            <text:p>142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50" table:style-name="ce53">
            <text:p>46,850</text:p>
          </table:table-cell>
          <table:table-cell office:value-type="float" office:value="122200" table:style-name="ce11">
            <text:p>122,200</text:p>
          </table:table-cell>
          <table:table-cell office:value-type="float" office:value="59769" table:style-name="ce11">
            <text:p>59,769</text:p>
          </table:table-cell>
          <table:table-cell office:value-type="float" office:value="62431" table:style-name="ce10">
            <text:p>62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522" table:style-name="ce53">
            <text:p>107,522</text:p>
          </table:table-cell>
          <table:table-cell office:value-type="float" office:value="287837" table:style-name="ce11">
            <text:p>287,837</text:p>
          </table:table-cell>
          <table:table-cell office:value-type="float" office:value="137597" table:style-name="ce11">
            <text:p>137,597</text:p>
          </table:table-cell>
          <table:table-cell office:value-type="float" office:value="150240" table:style-name="ce10">
            <text:p>150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923" table:style-name="ce53">
            <text:p>106,923</text:p>
          </table:table-cell>
          <table:table-cell office:value-type="float" office:value="289279" table:style-name="ce11">
            <text:p>289,279</text:p>
          </table:table-cell>
          <table:table-cell office:value-type="float" office:value="139491" table:style-name="ce11">
            <text:p>139,491</text:p>
          </table:table-cell>
          <table:table-cell office:value-type="float" office:value="149788" table:style-name="ce10">
            <text:p>149,78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605" table:style-name="ce54">
            <text:p>96,605</text:p>
          </table:table-cell>
          <table:table-cell office:value-type="float" office:value="256756" table:style-name="ce18">
            <text:p>256,756</text:p>
          </table:table-cell>
          <table:table-cell office:value-type="float" office:value="123812" table:style-name="ce18">
            <text:p>123,812</text:p>
          </table:table-cell>
          <table:table-cell office:value-type="float" office:value="132944" table:style-name="ce17">
            <text:p>132,944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78005" table:style-name="ce72">
            <text:p>778,005</text:p>
          </table:table-cell>
          <table:table-cell office:value-type="float" office:value="2163728" table:style-name="ce80">
            <text:p>2,163,728</text:p>
          </table:table-cell>
          <table:table-cell office:value-type="float" office:value="1078692" table:style-name="ce80">
            <text:p>1,078,692</text:p>
          </table:table-cell>
          <table:table-cell office:value-type="float" office:value="1085036" table:style-name="ce84">
            <text:p>1,085,03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4149" table:style-name="ce53">
            <text:p>164,149</text:p>
          </table:table-cell>
          <table:table-cell office:value-type="float" office:value="437449" table:style-name="ce11">
            <text:p>437,449</text:p>
          </table:table-cell>
          <table:table-cell office:value-type="float" office:value="212536" table:style-name="ce11">
            <text:p>212,536</text:p>
          </table:table-cell>
          <table:table-cell office:value-type="float" office:value="224913" table:style-name="ce23">
            <text:p>224,91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6634" table:style-name="ce53">
            <text:p>146,634</text:p>
          </table:table-cell>
          <table:table-cell office:value-type="float" office:value="399859" table:style-name="ce11">
            <text:p>399,859</text:p>
          </table:table-cell>
          <table:table-cell office:value-type="float" office:value="197302" table:style-name="ce11">
            <text:p>197,302</text:p>
          </table:table-cell>
          <table:table-cell office:value-type="float" office:value="202557" table:style-name="ce23">
            <text:p>202,55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2008" table:style-name="ce53">
            <text:p>32,008</text:p>
          </table:table-cell>
          <table:table-cell office:value-type="float" office:value="94241" table:style-name="ce11">
            <text:p>94,241</text:p>
          </table:table-cell>
          <table:table-cell office:value-type="float" office:value="48097" table:style-name="ce11">
            <text:p>48,097</text:p>
          </table:table-cell>
          <table:table-cell office:value-type="float" office:value="46144" table:style-name="ce23">
            <text:p>46,14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867" table:style-name="ce53">
            <text:p>56,867</text:p>
          </table:table-cell>
          <table:table-cell office:value-type="float" office:value="165243" table:style-name="ce11">
            <text:p>165,243</text:p>
          </table:table-cell>
          <table:table-cell office:value-type="float" office:value="83382" table:style-name="ce11">
            <text:p>83,382</text:p>
          </table:table-cell>
          <table:table-cell office:value-type="float" office:value="81861" table:style-name="ce23">
            <text:p>81,86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7328" table:style-name="ce53">
            <text:p>57,328</text:p>
          </table:table-cell>
          <table:table-cell office:value-type="float" office:value="159945" table:style-name="ce11">
            <text:p>159,945</text:p>
          </table:table-cell>
          <table:table-cell office:value-type="float" office:value="79532" table:style-name="ce11">
            <text:p>79,532</text:p>
          </table:table-cell>
          <table:table-cell office:value-type="float" office:value="80413" table:style-name="ce23">
            <text:p>80,41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157" table:style-name="ce53">
            <text:p>32,157</text:p>
          </table:table-cell>
          <table:table-cell office:value-type="float" office:value="88067" table:style-name="ce11">
            <text:p>88,067</text:p>
          </table:table-cell>
          <table:table-cell office:value-type="float" office:value="45050" table:style-name="ce11">
            <text:p>45,050</text:p>
          </table:table-cell>
          <table:table-cell office:value-type="float" office:value="43017" table:style-name="ce23">
            <text:p>43,01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9997" table:style-name="ce53">
            <text:p>59,997</text:p>
          </table:table-cell>
          <table:table-cell office:value-type="float" office:value="154648" table:style-name="ce11">
            <text:p>154,648</text:p>
          </table:table-cell>
          <table:table-cell office:value-type="float" office:value="77214" table:style-name="ce11">
            <text:p>77,214</text:p>
          </table:table-cell>
          <table:table-cell office:value-type="float" office:value="77434" table:style-name="ce23">
            <text:p>77,43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9101" table:style-name="ce53">
            <text:p>69,101</text:p>
          </table:table-cell>
          <table:table-cell office:value-type="float" office:value="194680" table:style-name="ce11">
            <text:p>194,680</text:p>
          </table:table-cell>
          <table:table-cell office:value-type="float" office:value="97600" table:style-name="ce11">
            <text:p>97,600</text:p>
          </table:table-cell>
          <table:table-cell office:value-type="float" office:value="97080" table:style-name="ce23">
            <text:p>97,08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277" table:style-name="ce53">
            <text:p>41,277</text:p>
          </table:table-cell>
          <table:table-cell office:value-type="float" office:value="120825" table:style-name="ce11">
            <text:p>120,825</text:p>
          </table:table-cell>
          <table:table-cell office:value-type="float" office:value="60650" table:style-name="ce11">
            <text:p>60,650</text:p>
          </table:table-cell>
          <table:table-cell office:value-type="float" office:value="60175" table:style-name="ce23">
            <text:p>60,17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296" table:style-name="ce53">
            <text:p>76,296</text:p>
          </table:table-cell>
          <table:table-cell office:value-type="float" office:value="222877" table:style-name="ce11">
            <text:p>222,877</text:p>
          </table:table-cell>
          <table:table-cell office:value-type="float" office:value="110872" table:style-name="ce11">
            <text:p>110,872</text:p>
          </table:table-cell>
          <table:table-cell office:value-type="float" office:value="112005" table:style-name="ce23">
            <text:p>112,00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093" table:style-name="ce53">
            <text:p>16,093</text:p>
          </table:table-cell>
          <table:table-cell office:value-type="float" office:value="48744" table:style-name="ce11">
            <text:p>48,744</text:p>
          </table:table-cell>
          <table:table-cell office:value-type="float" office:value="25972" table:style-name="ce11">
            <text:p>25,972</text:p>
          </table:table-cell>
          <table:table-cell office:value-type="float" office:value="22772" table:style-name="ce23">
            <text:p>22,77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332" table:style-name="ce53">
            <text:p>22,332</text:p>
          </table:table-cell>
          <table:table-cell office:value-type="float" office:value="65853" table:style-name="ce11">
            <text:p>65,853</text:p>
          </table:table-cell>
          <table:table-cell office:value-type="float" office:value="34343" table:style-name="ce11">
            <text:p>34,343</text:p>
          </table:table-cell>
          <table:table-cell office:value-type="float" office:value="31510" table:style-name="ce23">
            <text:p>31,510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66" table:style-name="ce54">
            <text:p>3,766</text:p>
          </table:table-cell>
          <table:table-cell office:value-type="float" office:value="11297" table:style-name="ce18">
            <text:p>11,297</text:p>
          </table:table-cell>
          <table:table-cell office:value-type="float" office:value="6142" table:style-name="ce18">
            <text:p>6,142</text:p>
          </table:table-cell>
          <table:table-cell office:value-type="float" office:value="5155" table:style-name="ce19">
            <text:p>5,155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5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50068" table:style-name="ce72">
            <text:p>950,068</text:p>
          </table:table-cell>
          <table:table-cell office:value-type="float" office:value="2775294" table:style-name="ce80">
            <text:p>2,775,294</text:p>
          </table:table-cell>
          <table:table-cell office:value-type="float" office:value="1369447" table:style-name="ce80">
            <text:p>1,369,447</text:p>
          </table:table-cell>
          <table:table-cell office:value-type="float" office:value="1405847" table:style-name="ce74">
            <text:p>1,405,84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51" table:style-name="ce53">
            <text:p>7,951</text:p>
          </table:table-cell>
          <table:table-cell office:value-type="float" office:value="18668" table:style-name="ce11">
            <text:p>18,668</text:p>
          </table:table-cell>
          <table:table-cell office:value-type="float" office:value="9271" table:style-name="ce11">
            <text:p>9,271</text:p>
          </table:table-cell>
          <table:table-cell office:value-type="float" office:value="9397" table:style-name="ce10">
            <text:p>9,39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695" table:style-name="ce53">
            <text:p>27,695</text:p>
          </table:table-cell>
          <table:table-cell office:value-type="float" office:value="75582" table:style-name="ce11">
            <text:p>75,582</text:p>
          </table:table-cell>
          <table:table-cell office:value-type="float" office:value="37666" table:style-name="ce11">
            <text:p>37,666</text:p>
          </table:table-cell>
          <table:table-cell office:value-type="float" office:value="37916" table:style-name="ce10">
            <text:p>37,916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805" table:style-name="ce53">
            <text:p>47,805</text:p>
          </table:table-cell>
          <table:table-cell office:value-type="float" office:value="123930" table:style-name="ce11">
            <text:p>123,930</text:p>
          </table:table-cell>
          <table:table-cell office:value-type="float" office:value="59581" table:style-name="ce11">
            <text:p>59,581</text:p>
          </table:table-cell>
          <table:table-cell office:value-type="float" office:value="64349" table:style-name="ce10">
            <text:p>64,34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629" table:style-name="ce53">
            <text:p>45,629</text:p>
          </table:table-cell>
          <table:table-cell office:value-type="float" office:value="115876" table:style-name="ce11">
            <text:p>115,876</text:p>
          </table:table-cell>
          <table:table-cell office:value-type="float" office:value="55064" table:style-name="ce11">
            <text:p>55,064</text:p>
          </table:table-cell>
          <table:table-cell office:value-type="float" office:value="60812" table:style-name="ce10">
            <text:p>60,81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130" table:style-name="ce53">
            <text:p>59,130</text:p>
          </table:table-cell>
          <table:table-cell office:value-type="float" office:value="147674" table:style-name="ce11">
            <text:p>147,674</text:p>
          </table:table-cell>
          <table:table-cell office:value-type="float" office:value="70717" table:style-name="ce11">
            <text:p>70,717</text:p>
          </table:table-cell>
          <table:table-cell office:value-type="float" office:value="76957" table:style-name="ce10">
            <text:p>76,95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4924" table:style-name="ce53">
            <text:p>84,924</text:p>
          </table:table-cell>
          <table:table-cell office:value-type="float" office:value="225673" table:style-name="ce11">
            <text:p>225,673</text:p>
          </table:table-cell>
          <table:table-cell office:value-type="float" office:value="108520" table:style-name="ce11">
            <text:p>108,520</text:p>
          </table:table-cell>
          <table:table-cell office:value-type="float" office:value="117153" table:style-name="ce10">
            <text:p>117,15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348" table:style-name="ce53">
            <text:p>61,348</text:p>
          </table:table-cell>
          <table:table-cell office:value-type="float" office:value="167493" table:style-name="ce11">
            <text:p>167,493</text:p>
          </table:table-cell>
          <table:table-cell office:value-type="float" office:value="80117" table:style-name="ce11">
            <text:p>80,117</text:p>
          </table:table-cell>
          <table:table-cell office:value-type="float" office:value="87376" table:style-name="ce10">
            <text:p>87,37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8749" table:style-name="ce53">
            <text:p>98,749</text:p>
          </table:table-cell>
          <table:table-cell office:value-type="float" office:value="272269" table:style-name="ce11">
            <text:p>272,269</text:p>
          </table:table-cell>
          <table:table-cell office:value-type="float" office:value="130769" table:style-name="ce11">
            <text:p>130,769</text:p>
          </table:table-cell>
          <table:table-cell office:value-type="float" office:value="141500" table:style-name="ce10">
            <text:p>141,5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351" table:style-name="ce53">
            <text:p>53,351</text:p>
          </table:table-cell>
          <table:table-cell office:value-type="float" office:value="166864" table:style-name="ce11">
            <text:p>166,864</text:p>
          </table:table-cell>
          <table:table-cell office:value-type="float" office:value="82488" table:style-name="ce11">
            <text:p>82,488</text:p>
          </table:table-cell>
          <table:table-cell office:value-type="float" office:value="84376" table:style-name="ce10">
            <text:p>84,37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400" table:style-name="ce53">
            <text:p>17,400</text:p>
          </table:table-cell>
          <table:table-cell office:value-type="float" office:value="50875" table:style-name="ce11">
            <text:p>50,875</text:p>
          </table:table-cell>
          <table:table-cell office:value-type="float" office:value="26171" table:style-name="ce11">
            <text:p>26,171</text:p>
          </table:table-cell>
          <table:table-cell office:value-type="float" office:value="24704" table:style-name="ce10">
            <text:p>24,7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64" table:style-name="ce53">
            <text:p>22,964</text:p>
          </table:table-cell>
          <table:table-cell office:value-type="float" office:value="77724" table:style-name="ce11">
            <text:p>77,724</text:p>
          </table:table-cell>
          <table:table-cell office:value-type="float" office:value="39113" table:style-name="ce11">
            <text:p>39,113</text:p>
          </table:table-cell>
          <table:table-cell office:value-type="float" office:value="38611" table:style-name="ce10">
            <text:p>38,61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7003" table:style-name="ce53">
            <text:p>27,003</text:p>
          </table:table-cell>
          <table:table-cell office:value-type="float" office:value="86440" table:style-name="ce11">
            <text:p>86,440</text:p>
          </table:table-cell>
          <table:table-cell office:value-type="float" office:value="44357" table:style-name="ce11">
            <text:p>44,357</text:p>
          </table:table-cell>
          <table:table-cell office:value-type="float" office:value="42083" table:style-name="ce10">
            <text:p>42,08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9087" table:style-name="ce53">
            <text:p>29,087</text:p>
          </table:table-cell>
          <table:table-cell office:value-type="float" office:value="91920" table:style-name="ce11">
            <text:p>91,920</text:p>
          </table:table-cell>
          <table:table-cell office:value-type="float" office:value="46415" table:style-name="ce11">
            <text:p>46,415</text:p>
          </table:table-cell>
          <table:table-cell office:value-type="float" office:value="45505" table:style-name="ce10">
            <text:p>45,50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606" table:style-name="ce53">
            <text:p>17,606</text:p>
          </table:table-cell>
          <table:table-cell office:value-type="float" office:value="57766" table:style-name="ce11">
            <text:p>57,766</text:p>
          </table:table-cell>
          <table:table-cell office:value-type="float" office:value="29020" table:style-name="ce11">
            <text:p>29,020</text:p>
          </table:table-cell>
          <table:table-cell office:value-type="float" office:value="28746" table:style-name="ce10">
            <text:p>28,74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095" table:style-name="ce53">
            <text:p>16,095</text:p>
          </table:table-cell>
          <table:table-cell office:value-type="float" office:value="54351" table:style-name="ce11">
            <text:p>54,351</text:p>
          </table:table-cell>
          <table:table-cell office:value-type="float" office:value="27624" table:style-name="ce11">
            <text:p>27,624</text:p>
          </table:table-cell>
          <table:table-cell office:value-type="float" office:value="26727" table:style-name="ce10">
            <text:p>26,72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366" table:style-name="ce53">
            <text:p>19,366</text:p>
          </table:table-cell>
          <table:table-cell office:value-type="float" office:value="65605" table:style-name="ce11">
            <text:p>65,605</text:p>
          </table:table-cell>
          <table:table-cell office:value-type="float" office:value="33497" table:style-name="ce11">
            <text:p>33,497</text:p>
          </table:table-cell>
          <table:table-cell office:value-type="float" office:value="32108" table:style-name="ce10">
            <text:p>32,10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097" table:style-name="ce53">
            <text:p>36,097</text:p>
          </table:table-cell>
          <table:table-cell office:value-type="float" office:value="107819" table:style-name="ce11">
            <text:p>107,819</text:p>
          </table:table-cell>
          <table:table-cell office:value-type="float" office:value="53307" table:style-name="ce11">
            <text:p>53,307</text:p>
          </table:table-cell>
          <table:table-cell office:value-type="float" office:value="54512" table:style-name="ce10">
            <text:p>54,51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326" table:style-name="ce53">
            <text:p>29,326</text:p>
          </table:table-cell>
          <table:table-cell office:value-type="float" office:value="94889" table:style-name="ce11">
            <text:p>94,889</text:p>
          </table:table-cell>
          <table:table-cell office:value-type="float" office:value="47351" table:style-name="ce11">
            <text:p>47,351</text:p>
          </table:table-cell>
          <table:table-cell office:value-type="float" office:value="47538" table:style-name="ce10">
            <text:p>47,53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0" table:style-name="ce53">
            <text:p>7,540</text:p>
          </table:table-cell>
          <table:table-cell office:value-type="float" office:value="24824" table:style-name="ce11">
            <text:p>24,824</text:p>
          </table:table-cell>
          <table:table-cell office:value-type="float" office:value="12878" table:style-name="ce11">
            <text:p>12,878</text:p>
          </table:table-cell>
          <table:table-cell office:value-type="float" office:value="11946" table:style-name="ce10">
            <text:p>11,94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901" table:style-name="ce53">
            <text:p>4,901</text:p>
          </table:table-cell>
          <table:table-cell office:value-type="float" office:value="15126" table:style-name="ce11">
            <text:p>15,126</text:p>
          </table:table-cell>
          <table:table-cell office:value-type="float" office:value="7855" table:style-name="ce11">
            <text:p>7,855</text:p>
          </table:table-cell>
          <table:table-cell office:value-type="float" office:value="7271" table:style-name="ce10">
            <text:p>7,27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53" table:style-name="ce53">
            <text:p>9,653</text:p>
          </table:table-cell>
          <table:table-cell office:value-type="float" office:value="31995" table:style-name="ce11">
            <text:p>31,995</text:p>
          </table:table-cell>
          <table:table-cell office:value-type="float" office:value="16435" table:style-name="ce11">
            <text:p>16,435</text:p>
          </table:table-cell>
          <table:table-cell office:value-type="float" office:value="15560" table:style-name="ce10">
            <text:p>15,56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0" table:style-name="ce53">
            <text:p>5,450</text:p>
          </table:table-cell>
          <table:table-cell office:value-type="float" office:value="19369" table:style-name="ce11">
            <text:p>19,369</text:p>
          </table:table-cell>
          <table:table-cell office:value-type="float" office:value="10235" table:style-name="ce11">
            <text:p>10,235</text:p>
          </table:table-cell>
          <table:table-cell office:value-type="float" office:value="9134" table:style-name="ce10">
            <text:p>9,13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211" table:style-name="ce53">
            <text:p>24,211</text:p>
          </table:table-cell>
          <table:table-cell office:value-type="float" office:value="73990" table:style-name="ce11">
            <text:p>73,990</text:p>
          </table:table-cell>
          <table:table-cell office:value-type="float" office:value="37184" table:style-name="ce11">
            <text:p>37,184</text:p>
          </table:table-cell>
          <table:table-cell office:value-type="float" office:value="36806" table:style-name="ce10">
            <text:p>36,80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532" table:style-name="ce53">
            <text:p>17,532</text:p>
          </table:table-cell>
          <table:table-cell office:value-type="float" office:value="57266" table:style-name="ce11">
            <text:p>57,266</text:p>
          </table:table-cell>
          <table:table-cell office:value-type="float" office:value="29249" table:style-name="ce11">
            <text:p>29,249</text:p>
          </table:table-cell>
          <table:table-cell office:value-type="float" office:value="28017" table:style-name="ce10">
            <text:p>28,01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851" table:style-name="ce53">
            <text:p>22,851</text:p>
          </table:table-cell>
          <table:table-cell office:value-type="float" office:value="77267" table:style-name="ce11">
            <text:p>77,267</text:p>
          </table:table-cell>
          <table:table-cell office:value-type="float" office:value="38977" table:style-name="ce11">
            <text:p>38,977</text:p>
          </table:table-cell>
          <table:table-cell office:value-type="float" office:value="38290" table:style-name="ce10">
            <text:p>38,2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065" table:style-name="ce53">
            <text:p>20,065</text:p>
          </table:table-cell>
          <table:table-cell office:value-type="float" office:value="65027" table:style-name="ce11">
            <text:p>65,027</text:p>
          </table:table-cell>
          <table:table-cell office:value-type="float" office:value="33023" table:style-name="ce11">
            <text:p>33,023</text:p>
          </table:table-cell>
          <table:table-cell office:value-type="float" office:value="32004" table:style-name="ce10">
            <text:p>32,0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753" table:style-name="ce53">
            <text:p>62,753</text:p>
          </table:table-cell>
          <table:table-cell office:value-type="float" office:value="187221" table:style-name="ce11">
            <text:p>187,221</text:p>
          </table:table-cell>
          <table:table-cell office:value-type="float" office:value="92916" table:style-name="ce11">
            <text:p>92,916</text:p>
          </table:table-cell>
          <table:table-cell office:value-type="float" office:value="94305" table:style-name="ce10">
            <text:p>94,30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9060" table:style-name="ce53">
            <text:p>69,060</text:p>
          </table:table-cell>
          <table:table-cell office:value-type="float" office:value="210958" table:style-name="ce11">
            <text:p>210,958</text:p>
          </table:table-cell>
          <table:table-cell office:value-type="float" office:value="103805" table:style-name="ce11">
            <text:p>103,805</text:p>
          </table:table-cell>
          <table:table-cell office:value-type="float" office:value="107153" table:style-name="ce10">
            <text:p>107,15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26" table:style-name="ce54">
            <text:p>4,526</text:p>
          </table:table-cell>
          <table:table-cell office:value-type="float" office:value="10833" table:style-name="ce18">
            <text:p>10,833</text:p>
          </table:table-cell>
          <table:table-cell office:value-type="float" office:value="5842" table:style-name="ce18">
            <text:p>5,842</text:p>
          </table:table-cell>
          <table:table-cell office:value-type="float" office:value="4991" table:style-name="ce17">
            <text:p>4,991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80185" table:style-name="ce72">
            <text:p>680,185</text:p>
          </table:table-cell>
          <table:table-cell office:value-type="float" office:value="1886473" table:style-name="ce80">
            <text:p>1,886,473</text:p>
          </table:table-cell>
          <table:table-cell office:value-type="float" office:value="942732" table:style-name="ce80">
            <text:p>942,732</text:p>
          </table:table-cell>
          <table:table-cell office:value-type="float" office:value="943741" table:style-name="ce74">
            <text:p>943,7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916" table:style-name="ce53">
            <text:p>28,916</text:p>
          </table:table-cell>
          <table:table-cell office:value-type="float" office:value="78157" table:style-name="ce11">
            <text:p>78,157</text:p>
          </table:table-cell>
          <table:table-cell office:value-type="float" office:value="38669" table:style-name="ce11">
            <text:p>38,669</text:p>
          </table:table-cell>
          <table:table-cell office:value-type="float" office:value="39488" table:style-name="ce10">
            <text:p>39,4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1" table:style-name="ce53">
            <text:p>10,061</text:p>
          </table:table-cell>
          <table:table-cell office:value-type="float" office:value="25727" table:style-name="ce11">
            <text:p>25,727</text:p>
          </table:table-cell>
          <table:table-cell office:value-type="float" office:value="13435" table:style-name="ce11">
            <text:p>13,435</text:p>
          </table:table-cell>
          <table:table-cell office:value-type="float" office:value="12292" table:style-name="ce10">
            <text:p>12,2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47" table:style-name="ce53">
            <text:p>10,847</text:p>
          </table:table-cell>
          <table:table-cell office:value-type="float" office:value="28710" table:style-name="ce11">
            <text:p>28,710</text:p>
          </table:table-cell>
          <table:table-cell office:value-type="float" office:value="15000" table:style-name="ce11">
            <text:p>15,000</text:p>
          </table:table-cell>
          <table:table-cell office:value-type="float" office:value="13710" table:style-name="ce10">
            <text:p>13,7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86" table:style-name="ce53">
            <text:p>7,886</text:p>
          </table:table-cell>
          <table:table-cell office:value-type="float" office:value="21402" table:style-name="ce11">
            <text:p>21,402</text:p>
          </table:table-cell>
          <table:table-cell office:value-type="float" office:value="11159" table:style-name="ce11">
            <text:p>11,159</text:p>
          </table:table-cell>
          <table:table-cell office:value-type="float" office:value="10243" table:style-name="ce10">
            <text:p>10,2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2" table:style-name="ce53">
            <text:p>8,882</text:p>
          </table:table-cell>
          <table:table-cell office:value-type="float" office:value="23922" table:style-name="ce11">
            <text:p>23,922</text:p>
          </table:table-cell>
          <table:table-cell office:value-type="float" office:value="12451" table:style-name="ce11">
            <text:p>12,451</text:p>
          </table:table-cell>
          <table:table-cell office:value-type="float" office:value="11471" table:style-name="ce10">
            <text:p>11,4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98" table:style-name="ce53">
            <text:p>8,398</text:p>
          </table:table-cell>
          <table:table-cell office:value-type="float" office:value="21196" table:style-name="ce11">
            <text:p>21,196</text:p>
          </table:table-cell>
          <table:table-cell office:value-type="float" office:value="11259" table:style-name="ce11">
            <text:p>11,259</text:p>
          </table:table-cell>
          <table:table-cell office:value-type="float" office:value="9937" table:style-name="ce10">
            <text:p>9,9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62" table:style-name="ce53">
            <text:p>15,762</text:p>
          </table:table-cell>
          <table:table-cell office:value-type="float" office:value="44762" table:style-name="ce11">
            <text:p>44,762</text:p>
          </table:table-cell>
          <table:table-cell office:value-type="float" office:value="22754" table:style-name="ce11">
            <text:p>22,754</text:p>
          </table:table-cell>
          <table:table-cell office:value-type="float" office:value="22008" table:style-name="ce10">
            <text:p>22,0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1" table:style-name="ce53">
            <text:p>9,111</text:p>
          </table:table-cell>
          <table:table-cell office:value-type="float" office:value="24408" table:style-name="ce11">
            <text:p>24,408</text:p>
          </table:table-cell>
          <table:table-cell office:value-type="float" office:value="12596" table:style-name="ce11">
            <text:p>12,596</text:p>
          </table:table-cell>
          <table:table-cell office:value-type="float" office:value="11812" table:style-name="ce10">
            <text:p>11,8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29" table:style-name="ce53">
            <text:p>7,729</text:p>
          </table:table-cell>
          <table:table-cell office:value-type="float" office:value="22369" table:style-name="ce11">
            <text:p>22,369</text:p>
          </table:table-cell>
          <table:table-cell office:value-type="float" office:value="11576" table:style-name="ce11">
            <text:p>11,576</text:p>
          </table:table-cell>
          <table:table-cell office:value-type="float" office:value="10793" table:style-name="ce10">
            <text:p>10,7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19" table:style-name="ce53">
            <text:p>7,919</text:p>
          </table:table-cell>
          <table:table-cell office:value-type="float" office:value="21484" table:style-name="ce11">
            <text:p>21,484</text:p>
          </table:table-cell>
          <table:table-cell office:value-type="float" office:value="10941" table:style-name="ce11">
            <text:p>10,941</text:p>
          </table:table-cell>
          <table:table-cell office:value-type="float" office:value="10543" table:style-name="ce10">
            <text:p>10,5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9" table:style-name="ce53">
            <text:p>3,899</text:p>
          </table:table-cell>
          <table:table-cell office:value-type="float" office:value="9891" table:style-name="ce11">
            <text:p>9,891</text:p>
          </table:table-cell>
          <table:table-cell office:value-type="float" office:value="5288" table:style-name="ce11">
            <text:p>5,288</text:p>
          </table:table-cell>
          <table:table-cell office:value-type="float" office:value="4603" table:style-name="ce10">
            <text:p>4,6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73" table:style-name="ce53">
            <text:p>20,573</text:p>
          </table:table-cell>
          <table:table-cell office:value-type="float" office:value="59496" table:style-name="ce11">
            <text:p>59,496</text:p>
          </table:table-cell>
          <table:table-cell office:value-type="float" office:value="29518" table:style-name="ce11">
            <text:p>29,518</text:p>
          </table:table-cell>
          <table:table-cell office:value-type="float" office:value="29978" table:style-name="ce10">
            <text:p>29,9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0" table:style-name="ce53">
            <text:p>9,660</text:p>
          </table:table-cell>
          <table:table-cell office:value-type="float" office:value="26243" table:style-name="ce11">
            <text:p>26,243</text:p>
          </table:table-cell>
          <table:table-cell office:value-type="float" office:value="13422" table:style-name="ce11">
            <text:p>13,422</text:p>
          </table:table-cell>
          <table:table-cell office:value-type="float" office:value="12821" table:style-name="ce10">
            <text:p>12,8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66" table:style-name="ce53">
            <text:p>8,166</text:p>
          </table:table-cell>
          <table:table-cell office:value-type="float" office:value="24819" table:style-name="ce11">
            <text:p>24,819</text:p>
          </table:table-cell>
          <table:table-cell office:value-type="float" office:value="12568" table:style-name="ce11">
            <text:p>12,568</text:p>
          </table:table-cell>
          <table:table-cell office:value-type="float" office:value="12251" table:style-name="ce10">
            <text:p>12,2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43" table:style-name="ce53">
            <text:p>8,043</text:p>
          </table:table-cell>
          <table:table-cell office:value-type="float" office:value="23081" table:style-name="ce11">
            <text:p>23,081</text:p>
          </table:table-cell>
          <table:table-cell office:value-type="float" office:value="11935" table:style-name="ce11">
            <text:p>11,935</text:p>
          </table:table-cell>
          <table:table-cell office:value-type="float" office:value="11146" table:style-name="ce10">
            <text:p>11,1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03" table:style-name="ce53">
            <text:p>7,303</text:p>
          </table:table-cell>
          <table:table-cell office:value-type="float" office:value="19958" table:style-name="ce11">
            <text:p>19,958</text:p>
          </table:table-cell>
          <table:table-cell office:value-type="float" office:value="10146" table:style-name="ce11">
            <text:p>10,146</text:p>
          </table:table-cell>
          <table:table-cell office:value-type="float" office:value="9812" table:style-name="ce10">
            <text:p>9,8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64" table:style-name="ce53">
            <text:p>4,264</text:p>
          </table:table-cell>
          <table:table-cell office:value-type="float" office:value="11234" table:style-name="ce11">
            <text:p>11,234</text:p>
          </table:table-cell>
          <table:table-cell office:value-type="float" office:value="5699" table:style-name="ce11">
            <text:p>5,699</text:p>
          </table:table-cell>
          <table:table-cell office:value-type="float" office:value="5535" table:style-name="ce10">
            <text:p>5,5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81" table:style-name="ce53">
            <text:p>14,381</text:p>
          </table:table-cell>
          <table:table-cell office:value-type="float" office:value="43690" table:style-name="ce11">
            <text:p>43,690</text:p>
          </table:table-cell>
          <table:table-cell office:value-type="float" office:value="22258" table:style-name="ce11">
            <text:p>22,258</text:p>
          </table:table-cell>
          <table:table-cell office:value-type="float" office:value="21432" table:style-name="ce10">
            <text:p>21,4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393" table:style-name="ce53">
            <text:p>17,393</text:p>
          </table:table-cell>
          <table:table-cell office:value-type="float" office:value="47896" table:style-name="ce11">
            <text:p>47,896</text:p>
          </table:table-cell>
          <table:table-cell office:value-type="float" office:value="24118" table:style-name="ce11">
            <text:p>24,118</text:p>
          </table:table-cell>
          <table:table-cell office:value-type="float" office:value="23778" table:style-name="ce10">
            <text:p>23,7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121" table:style-name="ce53">
            <text:p>12,121</text:p>
          </table:table-cell>
          <table:table-cell office:value-type="float" office:value="36345" table:style-name="ce11">
            <text:p>36,345</text:p>
          </table:table-cell>
          <table:table-cell office:value-type="float" office:value="18251" table:style-name="ce11">
            <text:p>18,251</text:p>
          </table:table-cell>
          <table:table-cell office:value-type="float" office:value="18094" table:style-name="ce10">
            <text:p>18,0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019" table:style-name="ce53">
            <text:p>10,019</text:p>
          </table:table-cell>
          <table:table-cell office:value-type="float" office:value="30478" table:style-name="ce11">
            <text:p>30,478</text:p>
          </table:table-cell>
          <table:table-cell office:value-type="float" office:value="15643" table:style-name="ce11">
            <text:p>15,643</text:p>
          </table:table-cell>
          <table:table-cell office:value-type="float" office:value="14835" table:style-name="ce10">
            <text:p>14,8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05" table:style-name="ce53">
            <text:p>2,705</text:p>
          </table:table-cell>
          <table:table-cell office:value-type="float" office:value="7343" table:style-name="ce11">
            <text:p>7,343</text:p>
          </table:table-cell>
          <table:table-cell office:value-type="float" office:value="3851" table:style-name="ce11">
            <text:p>3,851</text:p>
          </table:table-cell>
          <table:table-cell office:value-type="float" office:value="3492" table:style-name="ce10">
            <text:p>3,4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37" table:style-name="ce53">
            <text:p>5,137</text:p>
          </table:table-cell>
          <table:table-cell office:value-type="float" office:value="14207" table:style-name="ce11">
            <text:p>14,207</text:p>
          </table:table-cell>
          <table:table-cell office:value-type="float" office:value="7353" table:style-name="ce11">
            <text:p>7,353</text:p>
          </table:table-cell>
          <table:table-cell office:value-type="float" office:value="6854" table:style-name="ce10">
            <text:p>6,8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20" table:style-name="ce53">
            <text:p>3,520</text:p>
          </table:table-cell>
          <table:table-cell office:value-type="float" office:value="9813" table:style-name="ce11">
            <text:p>9,813</text:p>
          </table:table-cell>
          <table:table-cell office:value-type="float" office:value="5197" table:style-name="ce11">
            <text:p>5,197</text:p>
          </table:table-cell>
          <table:table-cell office:value-type="float" office:value="4616" table:style-name="ce10">
            <text:p>4,6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5" table:style-name="ce53">
            <text:p>2,875</text:p>
          </table:table-cell>
          <table:table-cell office:value-type="float" office:value="8799" table:style-name="ce11">
            <text:p>8,799</text:p>
          </table:table-cell>
          <table:table-cell office:value-type="float" office:value="4756" table:style-name="ce11">
            <text:p>4,756</text:p>
          </table:table-cell>
          <table:table-cell office:value-type="float" office:value="4043" table:style-name="ce10">
            <text:p>4,0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8" table:style-name="ce53">
            <text:p>1,978</text:p>
          </table:table-cell>
          <table:table-cell office:value-type="float" office:value="4932" table:style-name="ce11">
            <text:p>4,932</text:p>
          </table:table-cell>
          <table:table-cell office:value-type="float" office:value="2768" table:style-name="ce11">
            <text:p>2,768</text:p>
          </table:table-cell>
          <table:table-cell office:value-type="float" office:value="2164" table:style-name="ce10">
            <text:p>2,1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463" table:style-name="ce53">
            <text:p>27,463</text:p>
          </table:table-cell>
          <table:table-cell office:value-type="float" office:value="75097" table:style-name="ce11">
            <text:p>75,097</text:p>
          </table:table-cell>
          <table:table-cell office:value-type="float" office:value="38097" table:style-name="ce11">
            <text:p>38,097</text:p>
          </table:table-cell>
          <table:table-cell office:value-type="float" office:value="37000" table:style-name="ce10">
            <text:p>37,0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620" table:style-name="ce53">
            <text:p>22,620</text:p>
          </table:table-cell>
          <table:table-cell office:value-type="float" office:value="68384" table:style-name="ce11">
            <text:p>68,384</text:p>
          </table:table-cell>
          <table:table-cell office:value-type="float" office:value="34744" table:style-name="ce11">
            <text:p>34,744</text:p>
          </table:table-cell>
          <table:table-cell office:value-type="float" office:value="33640" table:style-name="ce10">
            <text:p>33,6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84" table:style-name="ce53">
            <text:p>11,084</text:p>
          </table:table-cell>
          <table:table-cell office:value-type="float" office:value="34479" table:style-name="ce11">
            <text:p>34,479</text:p>
          </table:table-cell>
          <table:table-cell office:value-type="float" office:value="17791" table:style-name="ce11">
            <text:p>17,791</text:p>
          </table:table-cell>
          <table:table-cell office:value-type="float" office:value="16688" table:style-name="ce10">
            <text:p>16,6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43" table:style-name="ce53">
            <text:p>1,543</text:p>
          </table:table-cell>
          <table:table-cell office:value-type="float" office:value="4077" table:style-name="ce11">
            <text:p>4,077</text:p>
          </table:table-cell>
          <table:table-cell office:value-type="float" office:value="2178" table:style-name="ce11">
            <text:p>2,178</text:p>
          </table:table-cell>
          <table:table-cell office:value-type="float" office:value="1899" table:style-name="ce10">
            <text:p>1,8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3424" table:style-name="ce53">
            <text:p>83,424</text:p>
          </table:table-cell>
          <table:table-cell office:value-type="float" office:value="232937" table:style-name="ce11">
            <text:p>232,937</text:p>
          </table:table-cell>
          <table:table-cell office:value-type="float" office:value="114872" table:style-name="ce11">
            <text:p>114,872</text:p>
          </table:table-cell>
          <table:table-cell office:value-type="float" office:value="118065" table:style-name="ce10">
            <text:p>118,0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76" table:style-name="ce53">
            <text:p>71,876</text:p>
          </table:table-cell>
          <table:table-cell office:value-type="float" office:value="187633" table:style-name="ce11">
            <text:p>187,633</text:p>
          </table:table-cell>
          <table:table-cell office:value-type="float" office:value="90038" table:style-name="ce11">
            <text:p>90,038</text:p>
          </table:table-cell>
          <table:table-cell office:value-type="float" office:value="97595" table:style-name="ce10">
            <text:p>97,5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419" table:style-name="ce53">
            <text:p>45,419</text:p>
          </table:table-cell>
          <table:table-cell office:value-type="float" office:value="125725" table:style-name="ce11">
            <text:p>125,725</text:p>
          </table:table-cell>
          <table:table-cell office:value-type="float" office:value="62298" table:style-name="ce11">
            <text:p>62,298</text:p>
          </table:table-cell>
          <table:table-cell office:value-type="float" office:value="63427" table:style-name="ce10">
            <text:p>63,4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642" table:style-name="ce53">
            <text:p>50,642</text:p>
          </table:table-cell>
          <table:table-cell office:value-type="float" office:value="132810" table:style-name="ce11">
            <text:p>132,810</text:p>
          </table:table-cell>
          <table:table-cell office:value-type="float" office:value="64655" table:style-name="ce11">
            <text:p>64,655</text:p>
          </table:table-cell>
          <table:table-cell office:value-type="float" office:value="68155" table:style-name="ce10">
            <text:p>68,1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354" table:style-name="ce53">
            <text:p>62,354</text:p>
          </table:table-cell>
          <table:table-cell office:value-type="float" office:value="191688" table:style-name="ce11">
            <text:p>191,688</text:p>
          </table:table-cell>
          <table:table-cell office:value-type="float" office:value="96637" table:style-name="ce11">
            <text:p>96,637</text:p>
          </table:table-cell>
          <table:table-cell office:value-type="float" office:value="95051" table:style-name="ce10">
            <text:p>95,0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331" table:style-name="ce53">
            <text:p>25,331</text:p>
          </table:table-cell>
          <table:table-cell office:value-type="float" office:value="66007" table:style-name="ce11">
            <text:p>66,007</text:p>
          </table:table-cell>
          <table:table-cell office:value-type="float" office:value="31337" table:style-name="ce11">
            <text:p>31,337</text:p>
          </table:table-cell>
          <table:table-cell office:value-type="float" office:value="34670" table:style-name="ce10">
            <text:p>34,67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881" table:style-name="ce54">
            <text:p>30,881</text:p>
          </table:table-cell>
          <table:table-cell office:value-type="float" office:value="77274" table:style-name="ce18">
            <text:p>77,274</text:p>
          </table:table-cell>
          <table:table-cell office:value-type="float" office:value="37474" table:style-name="ce18">
            <text:p>37,474</text:p>
          </table:table-cell>
          <table:table-cell office:value-type="float" office:value="39800" table:style-name="ce17">
            <text:p>39,800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6107" table:style-name="ce76">
            <text:p>1,086,107</text:p>
          </table:table-cell>
          <table:table-cell office:value-type="float" office:value="2778415" table:style-name="ce80">
            <text:p>2,778,415</text:p>
          </table:table-cell>
          <table:table-cell office:value-type="float" office:value="1377619" table:style-name="ce81">
            <text:p>1,377,619</text:p>
          </table:table-cell>
          <table:table-cell office:value-type="float" office:value="1400796" table:style-name="ce73">
            <text:p>1,400,7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06" table:style-name="ce9">
            <text:p>10,806</text:p>
          </table:table-cell>
          <table:table-cell office:value-type="float" office:value="24503" table:style-name="ce11">
            <text:p>24,503</text:p>
          </table:table-cell>
          <table:table-cell office:value-type="float" office:value="12138" table:style-name="ce9">
            <text:p>12,138</text:p>
          </table:table-cell>
          <table:table-cell office:value-type="float" office:value="12365" table:style-name="ce9">
            <text:p>12,3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491" table:style-name="ce9">
            <text:p>57,491</text:p>
          </table:table-cell>
          <table:table-cell office:value-type="float" office:value="138441" table:style-name="ce11">
            <text:p>138,441</text:p>
          </table:table-cell>
          <table:table-cell office:value-type="float" office:value="66932" table:style-name="ce9">
            <text:p>66,932</text:p>
          </table:table-cell>
          <table:table-cell office:value-type="float" office:value="71509" table:style-name="ce9">
            <text:p>71,5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608" table:style-name="ce9">
            <text:p>78,608</text:p>
          </table:table-cell>
          <table:table-cell office:value-type="float" office:value="197171" table:style-name="ce11">
            <text:p>197,171</text:p>
          </table:table-cell>
          <table:table-cell office:value-type="float" office:value="94972" table:style-name="ce9">
            <text:p>94,972</text:p>
          </table:table-cell>
          <table:table-cell office:value-type="float" office:value="102199" table:style-name="ce9">
            <text:p>102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9444" table:style-name="ce9">
            <text:p>69,444</text:p>
          </table:table-cell>
          <table:table-cell office:value-type="float" office:value="182596" table:style-name="ce11">
            <text:p>182,596</text:p>
          </table:table-cell>
          <table:table-cell office:value-type="float" office:value="89829" table:style-name="ce9">
            <text:p>89,829</text:p>
          </table:table-cell>
          <table:table-cell office:value-type="float" office:value="92767" table:style-name="ce9">
            <text:p>92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493" table:style-name="ce9">
            <text:p>136,493</text:p>
          </table:table-cell>
          <table:table-cell office:value-type="float" office:value="344830" table:style-name="ce11">
            <text:p>344,830</text:p>
          </table:table-cell>
          <table:table-cell office:value-type="float" office:value="166979" table:style-name="ce9">
            <text:p>166,979</text:p>
          </table:table-cell>
          <table:table-cell office:value-type="float" office:value="177851" table:style-name="ce9">
            <text:p>177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71" table:style-name="ce9">
            <text:p>22,671</text:p>
          </table:table-cell>
          <table:table-cell office:value-type="float" office:value="51171" table:style-name="ce11">
            <text:p>51,171</text:p>
          </table:table-cell>
          <table:table-cell office:value-type="float" office:value="24620" table:style-name="ce9">
            <text:p>24,620</text:p>
          </table:table-cell>
          <table:table-cell office:value-type="float" office:value="26551" table:style-name="ce9">
            <text:p>26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600" table:style-name="ce9">
            <text:p>12,600</text:p>
          </table:table-cell>
          <table:table-cell office:value-type="float" office:value="27173" table:style-name="ce11">
            <text:p>27,173</text:p>
          </table:table-cell>
          <table:table-cell office:value-type="float" office:value="13008" table:style-name="ce9">
            <text:p>13,008</text:p>
          </table:table-cell>
          <table:table-cell office:value-type="float" office:value="14165" table:style-name="ce9">
            <text:p>14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167" table:style-name="ce9">
            <text:p>72,167</text:p>
          </table:table-cell>
          <table:table-cell office:value-type="float" office:value="172125" table:style-name="ce11">
            <text:p>172,125</text:p>
          </table:table-cell>
          <table:table-cell office:value-type="float" office:value="82988" table:style-name="ce9">
            <text:p>82,988</text:p>
          </table:table-cell>
          <table:table-cell office:value-type="float" office:value="89137" table:style-name="ce9">
            <text:p>89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623" table:style-name="ce9">
            <text:p>78,623</text:p>
          </table:table-cell>
          <table:table-cell office:value-type="float" office:value="190672" table:style-name="ce11">
            <text:p>190,672</text:p>
          </table:table-cell>
          <table:table-cell office:value-type="float" office:value="93742" table:style-name="ce9">
            <text:p>93,742</text:p>
          </table:table-cell>
          <table:table-cell office:value-type="float" office:value="96930" table:style-name="ce9">
            <text:p>96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23" table:style-name="ce9">
            <text:p>11,123</text:p>
          </table:table-cell>
          <table:table-cell office:value-type="float" office:value="28807" table:style-name="ce11">
            <text:p>28,807</text:p>
          </table:table-cell>
          <table:table-cell office:value-type="float" office:value="14897" table:style-name="ce9">
            <text:p>14,897</text:p>
          </table:table-cell>
          <table:table-cell office:value-type="float" office:value="13910" table:style-name="ce9">
            <text:p>13,91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662" table:style-name="ce9">
            <text:p>67,662</text:p>
          </table:table-cell>
          <table:table-cell office:value-type="float" office:value="157259" table:style-name="ce11">
            <text:p>157,259</text:p>
          </table:table-cell>
          <table:table-cell office:value-type="float" office:value="78151" table:style-name="ce9">
            <text:p>78,151</text:p>
          </table:table-cell>
          <table:table-cell office:value-type="float" office:value="79108" table:style-name="ce9">
            <text:p>79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9535" table:style-name="ce9">
            <text:p>139,535</text:p>
          </table:table-cell>
          <table:table-cell office:value-type="float" office:value="358248" table:style-name="ce11">
            <text:p>358,248</text:p>
          </table:table-cell>
          <table:table-cell office:value-type="float" office:value="175800" table:style-name="ce9">
            <text:p>175,800</text:p>
          </table:table-cell>
          <table:table-cell office:value-type="float" office:value="182448" table:style-name="ce9">
            <text:p>182,4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86" table:style-name="ce9">
            <text:p>25,786</text:p>
          </table:table-cell>
          <table:table-cell office:value-type="float" office:value="70073" table:style-name="ce11">
            <text:p>70,073</text:p>
          </table:table-cell>
          <table:table-cell office:value-type="float" office:value="35487" table:style-name="ce9">
            <text:p>35,487</text:p>
          </table:table-cell>
          <table:table-cell office:value-type="float" office:value="34586" table:style-name="ce9">
            <text:p>34,5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992" table:style-name="ce9">
            <text:p>41,992</text:p>
          </table:table-cell>
          <table:table-cell office:value-type="float" office:value="112249" table:style-name="ce11">
            <text:p>112,249</text:p>
          </table:table-cell>
          <table:table-cell office:value-type="float" office:value="57527" table:style-name="ce9">
            <text:p>57,527</text:p>
          </table:table-cell>
          <table:table-cell office:value-type="float" office:value="54722" table:style-name="ce9">
            <text:p>54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64" table:style-name="ce9">
            <text:p>13,564</text:p>
          </table:table-cell>
          <table:table-cell office:value-type="float" office:value="42885" table:style-name="ce11">
            <text:p>42,885</text:p>
          </table:table-cell>
          <table:table-cell office:value-type="float" office:value="21993" table:style-name="ce9">
            <text:p>21,993</text:p>
          </table:table-cell>
          <table:table-cell office:value-type="float" office:value="20892" table:style-name="ce9">
            <text:p>20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76" table:style-name="ce9">
            <text:p>12,876</text:p>
          </table:table-cell>
          <table:table-cell office:value-type="float" office:value="34496" table:style-name="ce11">
            <text:p>34,496</text:p>
          </table:table-cell>
          <table:table-cell office:value-type="float" office:value="17539" table:style-name="ce9">
            <text:p>17,539</text:p>
          </table:table-cell>
          <table:table-cell office:value-type="float" office:value="16957" table:style-name="ce9">
            <text:p>16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424" table:style-name="ce9">
            <text:p>32,424</text:p>
          </table:table-cell>
          <table:table-cell office:value-type="float" office:value="84691" table:style-name="ce11">
            <text:p>84,691</text:p>
          </table:table-cell>
          <table:table-cell office:value-type="float" office:value="43018" table:style-name="ce9">
            <text:p>43,018</text:p>
          </table:table-cell>
          <table:table-cell office:value-type="float" office:value="41673" table:style-name="ce9">
            <text:p>41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186" table:style-name="ce9">
            <text:p>18,186</text:p>
          </table:table-cell>
          <table:table-cell office:value-type="float" office:value="44330" table:style-name="ce11">
            <text:p>44,330</text:p>
          </table:table-cell>
          <table:table-cell office:value-type="float" office:value="22497" table:style-name="ce9">
            <text:p>22,497</text:p>
          </table:table-cell>
          <table:table-cell office:value-type="float" office:value="21833" table:style-name="ce9">
            <text:p>21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80" table:style-name="ce9">
            <text:p>34,880</text:p>
          </table:table-cell>
          <table:table-cell office:value-type="float" office:value="97536" table:style-name="ce11">
            <text:p>97,536</text:p>
          </table:table-cell>
          <table:table-cell office:value-type="float" office:value="48452" table:style-name="ce9">
            <text:p>48,452</text:p>
          </table:table-cell>
          <table:table-cell office:value-type="float" office:value="49084" table:style-name="ce9">
            <text:p>49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531" table:style-name="ce9">
            <text:p>13,531</text:p>
          </table:table-cell>
          <table:table-cell office:value-type="float" office:value="37529" table:style-name="ce11">
            <text:p>37,529</text:p>
          </table:table-cell>
          <table:table-cell office:value-type="float" office:value="19045" table:style-name="ce9">
            <text:p>19,045</text:p>
          </table:table-cell>
          <table:table-cell office:value-type="float" office:value="18484" table:style-name="ce9">
            <text:p>18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70" table:style-name="ce9">
            <text:p>10,470</text:p>
          </table:table-cell>
          <table:table-cell office:value-type="float" office:value="29876" table:style-name="ce11">
            <text:p>29,876</text:p>
          </table:table-cell>
          <table:table-cell office:value-type="float" office:value="15777" table:style-name="ce9">
            <text:p>15,777</text:p>
          </table:table-cell>
          <table:table-cell office:value-type="float" office:value="14099" table:style-name="ce9">
            <text:p>14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93" table:style-name="ce9">
            <text:p>3,293</text:p>
          </table:table-cell>
          <table:table-cell office:value-type="float" office:value="7275" table:style-name="ce11">
            <text:p>7,275</text:p>
          </table:table-cell>
          <table:table-cell office:value-type="float" office:value="4027" table:style-name="ce9">
            <text:p>4,027</text:p>
          </table:table-cell>
          <table:table-cell office:value-type="float" office:value="3248" table:style-name="ce9">
            <text:p>3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12" table:style-name="ce9">
            <text:p>9,412</text:p>
          </table:table-cell>
          <table:table-cell office:value-type="float" office:value="28996" table:style-name="ce11">
            <text:p>28,996</text:p>
          </table:table-cell>
          <table:table-cell office:value-type="float" office:value="14644" table:style-name="ce9">
            <text:p>14,644</text:p>
          </table:table-cell>
          <table:table-cell office:value-type="float" office:value="14352" table:style-name="ce9">
            <text:p>14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20" table:style-name="ce9">
            <text:p>17,020</text:p>
          </table:table-cell>
          <table:table-cell office:value-type="float" office:value="52900" table:style-name="ce11">
            <text:p>52,900</text:p>
          </table:table-cell>
          <table:table-cell office:value-type="float" office:value="27005" table:style-name="ce9">
            <text:p>27,005</text:p>
          </table:table-cell>
          <table:table-cell office:value-type="float" office:value="25895" table:style-name="ce9">
            <text:p>25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75" table:style-name="ce9">
            <text:p>10,775</text:p>
          </table:table-cell>
          <table:table-cell office:value-type="float" office:value="29813" table:style-name="ce11">
            <text:p>29,813</text:p>
          </table:table-cell>
          <table:table-cell office:value-type="float" office:value="15218" table:style-name="ce9">
            <text:p>15,218</text:p>
          </table:table-cell>
          <table:table-cell office:value-type="float" office:value="14595" table:style-name="ce9">
            <text:p>14,5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01" table:style-name="ce9">
            <text:p>10,501</text:p>
          </table:table-cell>
          <table:table-cell office:value-type="float" office:value="30337" table:style-name="ce11">
            <text:p>30,337</text:p>
          </table:table-cell>
          <table:table-cell office:value-type="float" office:value="15655" table:style-name="ce9">
            <text:p>15,655</text:p>
          </table:table-cell>
          <table:table-cell office:value-type="float" office:value="14682" table:style-name="ce9">
            <text:p>14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52" table:style-name="ce9">
            <text:p>5,752</text:p>
          </table:table-cell>
          <table:table-cell office:value-type="float" office:value="13979" table:style-name="ce11">
            <text:p>13,979</text:p>
          </table:table-cell>
          <table:table-cell office:value-type="float" office:value="7026" table:style-name="ce9">
            <text:p>7,026</text:p>
          </table:table-cell>
          <table:table-cell office:value-type="float" office:value="6953" table:style-name="ce9">
            <text:p>6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8" table:style-name="ce9">
            <text:p>6,788</text:p>
          </table:table-cell>
          <table:table-cell office:value-type="float" office:value="19476" table:style-name="ce11">
            <text:p>19,476</text:p>
          </table:table-cell>
          <table:table-cell office:value-type="float" office:value="10022" table:style-name="ce9">
            <text:p>10,022</text:p>
          </table:table-cell>
          <table:table-cell office:value-type="float" office:value="9454" table:style-name="ce9">
            <text:p>9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20" table:style-name="ce9">
            <text:p>12,620</text:p>
          </table:table-cell>
          <table:table-cell office:value-type="float" office:value="36186" table:style-name="ce11">
            <text:p>36,186</text:p>
          </table:table-cell>
          <table:table-cell office:value-type="float" office:value="18616" table:style-name="ce9">
            <text:p>18,616</text:p>
          </table:table-cell>
          <table:table-cell office:value-type="float" office:value="17570" table:style-name="ce9">
            <text:p>17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72" table:style-name="ce9">
            <text:p>13,772</text:p>
          </table:table-cell>
          <table:table-cell office:value-type="float" office:value="37214" table:style-name="ce11">
            <text:p>37,214</text:p>
          </table:table-cell>
          <table:table-cell office:value-type="float" office:value="19250" table:style-name="ce9">
            <text:p>19,250</text:p>
          </table:table-cell>
          <table:table-cell office:value-type="float" office:value="17964" table:style-name="ce9">
            <text:p>17,9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89" table:style-name="ce9">
            <text:p>14,689</text:p>
          </table:table-cell>
          <table:table-cell office:value-type="float" office:value="40279" table:style-name="ce11">
            <text:p>40,279</text:p>
          </table:table-cell>
          <table:table-cell office:value-type="float" office:value="21118" table:style-name="ce9">
            <text:p>21,118</text:p>
          </table:table-cell>
          <table:table-cell office:value-type="float" office:value="19161" table:style-name="ce9">
            <text:p>19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7" table:style-name="ce9">
            <text:p>5,557</text:p>
          </table:table-cell>
          <table:table-cell office:value-type="float" office:value="13135" table:style-name="ce11">
            <text:p>13,135</text:p>
          </table:table-cell>
          <table:table-cell office:value-type="float" office:value="7059" table:style-name="ce9">
            <text:p>7,059</text:p>
          </table:table-cell>
          <table:table-cell office:value-type="float" office:value="6076" table:style-name="ce9">
            <text:p>6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35" table:style-name="ce9">
            <text:p>2,335</text:p>
          </table:table-cell>
          <table:table-cell office:value-type="float" office:value="6151" table:style-name="ce11">
            <text:p>6,151</text:p>
          </table:table-cell>
          <table:table-cell office:value-type="float" office:value="3279" table:style-name="ce9">
            <text:p>3,279</text:p>
          </table:table-cell>
          <table:table-cell office:value-type="float" office:value="2872" table:style-name="ce9">
            <text:p>2,87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4" table:style-name="ce9">
            <text:p>4,794</text:p>
          </table:table-cell>
          <table:table-cell office:value-type="float" office:value="12134" table:style-name="ce11">
            <text:p>12,134</text:p>
          </table:table-cell>
          <table:table-cell office:value-type="float" office:value="6621" table:style-name="ce9">
            <text:p>6,621</text:p>
          </table:table-cell>
          <table:table-cell office:value-type="float" office:value="5513" table:style-name="ce9">
            <text:p>5,51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3" table:style-name="ce9">
            <text:p>5,103</text:p>
          </table:table-cell>
          <table:table-cell office:value-type="float" office:value="14632" table:style-name="ce11">
            <text:p>14,632</text:p>
          </table:table-cell>
          <table:table-cell office:value-type="float" office:value="7926" table:style-name="ce9">
            <text:p>7,926</text:p>
          </table:table-cell>
          <table:table-cell office:value-type="float" office:value="6706" table:style-name="ce9">
            <text:p>6,70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7" table:style-name="ce9">
            <text:p>587</text:p>
          </table:table-cell>
          <table:table-cell office:value-type="float" office:value="1909" table:style-name="ce11">
            <text:p>1,909</text:p>
          </table:table-cell>
          <table:table-cell office:value-type="float" office:value="948" table:style-name="ce9">
            <text:p>948</text:p>
          </table:table-cell>
          <table:table-cell office:value-type="float" office:value="961" table:style-name="ce9">
            <text:p>9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7" table:style-name="ce9">
            <text:p>1,327</text:p>
          </table:table-cell>
          <table:table-cell office:value-type="float" office:value="4235" table:style-name="ce11">
            <text:p>4,235</text:p>
          </table:table-cell>
          <table:table-cell office:value-type="float" office:value="2213" table:style-name="ce9">
            <text:p>2,213</text:p>
          </table:table-cell>
          <table:table-cell office:value-type="float" office:value="2022" table:style-name="ce9">
            <text:p>2,022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0" table:style-name="ce16">
            <text:p>850</text:p>
          </table:table-cell>
          <table:table-cell office:value-type="float" office:value="3103" table:style-name="ce18">
            <text:p>3,103</text:p>
          </table:table-cell>
          <table:table-cell office:value-type="float" office:value="1601" table:style-name="ce16">
            <text:p>1,601</text:p>
          </table:table-cell>
          <table:table-cell office:value-type="float" office:value="1502" table:style-name="ce16">
            <text:p>1,502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7530" table:style-name="ce72">
            <text:p>167,530</text:p>
          </table:table-cell>
          <table:table-cell office:value-type="float" office:value="457133" table:style-name="ce80">
            <text:p>457,133</text:p>
          </table:table-cell>
          <table:table-cell office:value-type="float" office:value="231363" table:style-name="ce80">
            <text:p>231,363</text:p>
          </table:table-cell>
          <table:table-cell office:value-type="float" office:value="225770" table:style-name="ce74">
            <text:p>225,7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095" table:style-name="ce53">
            <text:p>36,095</text:p>
          </table:table-cell>
          <table:table-cell office:value-type="float" office:value="95959" table:style-name="ce11">
            <text:p>95,959</text:p>
          </table:table-cell>
          <table:table-cell office:value-type="float" office:value="46828" table:style-name="ce11">
            <text:p>46,828</text:p>
          </table:table-cell>
          <table:table-cell office:value-type="float" office:value="49131" table:style-name="ce10">
            <text:p>49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43" table:style-name="ce53">
            <text:p>26,343</text:p>
          </table:table-cell>
          <table:table-cell office:value-type="float" office:value="72509" table:style-name="ce11">
            <text:p>72,509</text:p>
          </table:table-cell>
          <table:table-cell office:value-type="float" office:value="34349" table:style-name="ce11">
            <text:p>34,349</text:p>
          </table:table-cell>
          <table:table-cell office:value-type="float" office:value="38160" table:style-name="ce10">
            <text:p>38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53" table:style-name="ce53">
            <text:p>14,153</text:p>
          </table:table-cell>
          <table:table-cell office:value-type="float" office:value="40319" table:style-name="ce11">
            <text:p>40,319</text:p>
          </table:table-cell>
          <table:table-cell office:value-type="float" office:value="20518" table:style-name="ce11">
            <text:p>20,518</text:p>
          </table:table-cell>
          <table:table-cell office:value-type="float" office:value="19801" table:style-name="ce10">
            <text:p>19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39" table:style-name="ce53">
            <text:p>10,239</text:p>
          </table:table-cell>
          <table:table-cell office:value-type="float" office:value="29569" table:style-name="ce11">
            <text:p>29,569</text:p>
          </table:table-cell>
          <table:table-cell office:value-type="float" office:value="15220" table:style-name="ce11">
            <text:p>15,220</text:p>
          </table:table-cell>
          <table:table-cell office:value-type="float" office:value="14349" table:style-name="ce10">
            <text:p>14,3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938" table:style-name="ce53">
            <text:p>13,938</text:p>
          </table:table-cell>
          <table:table-cell office:value-type="float" office:value="35838" table:style-name="ce11">
            <text:p>35,838</text:p>
          </table:table-cell>
          <table:table-cell office:value-type="float" office:value="18666" table:style-name="ce11">
            <text:p>18,666</text:p>
          </table:table-cell>
          <table:table-cell office:value-type="float" office:value="17172" table:style-name="ce10">
            <text:p>17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64" table:style-name="ce53">
            <text:p>8,764</text:p>
          </table:table-cell>
          <table:table-cell office:value-type="float" office:value="24220" table:style-name="ce11">
            <text:p>24,220</text:p>
          </table:table-cell>
          <table:table-cell office:value-type="float" office:value="12839" table:style-name="ce11">
            <text:p>12,839</text:p>
          </table:table-cell>
          <table:table-cell office:value-type="float" office:value="11381" table:style-name="ce10">
            <text:p>11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95" table:style-name="ce53">
            <text:p>11,695</text:p>
          </table:table-cell>
          <table:table-cell office:value-type="float" office:value="32376" table:style-name="ce11">
            <text:p>32,376</text:p>
          </table:table-cell>
          <table:table-cell office:value-type="float" office:value="17161" table:style-name="ce11">
            <text:p>17,161</text:p>
          </table:table-cell>
          <table:table-cell office:value-type="float" office:value="15215" table:style-name="ce10">
            <text:p>15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173" table:style-name="ce53">
            <text:p>19,173</text:p>
          </table:table-cell>
          <table:table-cell office:value-type="float" office:value="53328" table:style-name="ce11">
            <text:p>53,328</text:p>
          </table:table-cell>
          <table:table-cell office:value-type="float" office:value="27342" table:style-name="ce11">
            <text:p>27,342</text:p>
          </table:table-cell>
          <table:table-cell office:value-type="float" office:value="25986" table:style-name="ce10">
            <text:p>25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797" table:style-name="ce53">
            <text:p>14,797</text:p>
          </table:table-cell>
          <table:table-cell office:value-type="float" office:value="39668" table:style-name="ce11">
            <text:p>39,668</text:p>
          </table:table-cell>
          <table:table-cell office:value-type="float" office:value="20527" table:style-name="ce11">
            <text:p>20,527</text:p>
          </table:table-cell>
          <table:table-cell office:value-type="float" office:value="19141" table:style-name="ce10">
            <text:p>19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514" table:style-name="ce53">
            <text:p>8,514</text:p>
          </table:table-cell>
          <table:table-cell office:value-type="float" office:value="21428" table:style-name="ce11">
            <text:p>21,428</text:p>
          </table:table-cell>
          <table:table-cell office:value-type="float" office:value="11549" table:style-name="ce11">
            <text:p>11,549</text:p>
          </table:table-cell>
          <table:table-cell office:value-type="float" office:value="9879" table:style-name="ce10">
            <text:p>9,8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6" table:style-name="ce53">
            <text:p>1,886</text:p>
          </table:table-cell>
          <table:table-cell office:value-type="float" office:value="6064" table:style-name="ce11">
            <text:p>6,064</text:p>
          </table:table-cell>
          <table:table-cell office:value-type="float" office:value="3289" table:style-name="ce11">
            <text:p>3,289</text:p>
          </table:table-cell>
          <table:table-cell office:value-type="float" office:value="2775" table:style-name="ce10">
            <text:p>2,77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33" table:style-name="ce54">
            <text:p>1,933</text:p>
          </table:table-cell>
          <table:table-cell office:value-type="float" office:value="5855" table:style-name="ce18">
            <text:p>5,855</text:p>
          </table:table-cell>
          <table:table-cell office:value-type="float" office:value="3075" table:style-name="ce18">
            <text:p>3,075</text:p>
          </table:table-cell>
          <table:table-cell office:value-type="float" office:value="2780" table:style-name="ce17">
            <text:p>2,780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8914" table:style-name="ce72">
            <text:p>188,914</text:p>
          </table:table-cell>
          <table:table-cell office:value-type="float" office:value="549118" table:style-name="ce80">
            <text:p>549,118</text:p>
          </table:table-cell>
          <table:table-cell office:value-type="float" office:value="280780" table:style-name="ce80">
            <text:p>280,780</text:p>
          </table:table-cell>
          <table:table-cell office:value-type="float" office:value="268338" table:style-name="ce74">
            <text:p>268,33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4176" table:style-name="ce53">
            <text:p>64,176</text:p>
          </table:table-cell>
          <table:table-cell office:value-type="float" office:value="178695" table:style-name="ce11">
            <text:p>178,695</text:p>
          </table:table-cell>
          <table:table-cell office:value-type="float" office:value="88997" table:style-name="ce11">
            <text:p>88,997</text:p>
          </table:table-cell>
          <table:table-cell office:value-type="float" office:value="89698" table:style-name="ce10">
            <text:p>89,69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10" table:style-name="ce53">
            <text:p>9,510</text:p>
          </table:table-cell>
          <table:table-cell office:value-type="float" office:value="29184" table:style-name="ce50">
            <text:p>29,184</text:p>
          </table:table-cell>
          <table:table-cell office:value-type="float" office:value="15629" table:style-name="ce11">
            <text:p>15,629</text:p>
          </table:table-cell>
          <table:table-cell office:value-type="float" office:value="13555" table:style-name="ce10">
            <text:p>13,55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11" table:style-name="ce53">
            <text:p>10,711</text:p>
          </table:table-cell>
          <table:table-cell office:value-type="float" office:value="33582" table:style-name="ce50">
            <text:p>33,582</text:p>
          </table:table-cell>
          <table:table-cell office:value-type="float" office:value="17898" table:style-name="ce11">
            <text:p>17,898</text:p>
          </table:table-cell>
          <table:table-cell office:value-type="float" office:value="15684" table:style-name="ce10">
            <text:p>15,68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691" table:style-name="ce53">
            <text:p>33,691</text:p>
          </table:table-cell>
          <table:table-cell office:value-type="float" office:value="96878" table:style-name="ce50">
            <text:p>96,878</text:p>
          </table:table-cell>
          <table:table-cell office:value-type="float" office:value="48675" table:style-name="ce11">
            <text:p>48,675</text:p>
          </table:table-cell>
          <table:table-cell office:value-type="float" office:value="48203" table:style-name="ce10">
            <text:p>48,20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340" table:style-name="ce53">
            <text:p>26,340</text:p>
          </table:table-cell>
          <table:table-cell office:value-type="float" office:value="77418" table:style-name="ce50">
            <text:p>77,418</text:p>
          </table:table-cell>
          <table:table-cell office:value-type="float" office:value="39253" table:style-name="ce11">
            <text:p>39,253</text:p>
          </table:table-cell>
          <table:table-cell office:value-type="float" office:value="38165" table:style-name="ce10">
            <text:p>38,16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66" table:style-name="ce53">
            <text:p>4,466</text:p>
          </table:table-cell>
          <table:table-cell office:value-type="float" office:value="13223" table:style-name="ce50">
            <text:p>13,223</text:p>
          </table:table-cell>
          <table:table-cell office:value-type="float" office:value="7161" table:style-name="ce11">
            <text:p>7,161</text:p>
          </table:table-cell>
          <table:table-cell office:value-type="float" office:value="6062" table:style-name="ce10">
            <text:p>6,06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278" table:style-name="ce53">
            <text:p>18,278</text:p>
          </table:table-cell>
          <table:table-cell office:value-type="float" office:value="56623" table:style-name="ce50">
            <text:p>56,623</text:p>
          </table:table-cell>
          <table:table-cell office:value-type="float" office:value="29077" table:style-name="ce11">
            <text:p>29,077</text:p>
          </table:table-cell>
          <table:table-cell office:value-type="float" office:value="27546" table:style-name="ce10">
            <text:p>27,54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2" table:style-name="ce53">
            <text:p>6,502</text:p>
          </table:table-cell>
          <table:table-cell office:value-type="float" office:value="20060" table:style-name="ce50">
            <text:p>20,060</text:p>
          </table:table-cell>
          <table:table-cell office:value-type="float" office:value="10641" table:style-name="ce11">
            <text:p>10,641</text:p>
          </table:table-cell>
          <table:table-cell office:value-type="float" office:value="9419" table:style-name="ce10">
            <text:p>9,41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433" table:style-name="ce53">
            <text:p>5,433</text:p>
          </table:table-cell>
          <table:table-cell office:value-type="float" office:value="14448" table:style-name="ce50">
            <text:p>14,448</text:p>
          </table:table-cell>
          <table:table-cell office:value-type="float" office:value="7809" table:style-name="ce11">
            <text:p>7,809</text:p>
          </table:table-cell>
          <table:table-cell office:value-type="float" office:value="6639" table:style-name="ce10">
            <text:p>6,63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9" table:style-name="ce53">
            <text:p>3,129</text:p>
          </table:table-cell>
          <table:table-cell office:value-type="float" office:value="9492" table:style-name="ce50">
            <text:p>9,492</text:p>
          </table:table-cell>
          <table:table-cell office:value-type="float" office:value="5150" table:style-name="ce11">
            <text:p>5,150</text:p>
          </table:table-cell>
          <table:table-cell office:value-type="float" office:value="4342" table:style-name="ce10">
            <text:p>4,34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4" table:style-name="ce53">
            <text:p>2,074</text:p>
          </table:table-cell>
          <table:table-cell office:value-type="float" office:value="5564" table:style-name="ce50">
            <text:p>5,564</text:p>
          </table:table-cell>
          <table:table-cell office:value-type="float" office:value="3077" table:style-name="ce11">
            <text:p>3,077</text:p>
          </table:table-cell>
          <table:table-cell office:value-type="float" office:value="2487" table:style-name="ce10">
            <text:p>2,487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52" table:style-name="ce53">
            <text:p>2,852</text:p>
          </table:table-cell>
          <table:table-cell office:value-type="float" office:value="9412" table:style-name="ce50">
            <text:p>9,412</text:p>
          </table:table-cell>
          <table:table-cell office:value-type="float" office:value="4964" table:style-name="ce11">
            <text:p>4,964</text:p>
          </table:table-cell>
          <table:table-cell office:value-type="float" office:value="4448" table:style-name="ce10">
            <text:p>4,448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52" table:style-name="ce54">
            <text:p>1,752</text:p>
          </table:table-cell>
          <table:table-cell office:value-type="float" office:value="4539" table:style-name="ce52">
            <text:p>4,539</text:p>
          </table:table-cell>
          <table:table-cell office:value-type="float" office:value="2449" table:style-name="ce18">
            <text:p>2,449</text:p>
          </table:table-cell>
          <table:table-cell office:value-type="float" office:value="2090" table:style-name="ce17">
            <text:p>2,09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6561" table:style-name="ce72">
            <text:p>186,561</text:p>
          </table:table-cell>
          <table:table-cell office:value-type="float" office:value="556638" table:style-name="ce80">
            <text:p>556,638</text:p>
          </table:table-cell>
          <table:table-cell office:value-type="float" office:value="287162" table:style-name="ce80">
            <text:p>287,162</text:p>
          </table:table-cell>
          <table:table-cell office:value-type="float" office:value="269476" table:style-name="ce74">
            <text:p>269,4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125" table:style-name="ce53">
            <text:p>31,125</text:p>
          </table:table-cell>
          <table:table-cell office:value-type="float" office:value="89576" table:style-name="ce11">
            <text:p>89,576</text:p>
          </table:table-cell>
          <table:table-cell office:value-type="float" office:value="44745" table:style-name="ce11">
            <text:p>44,745</text:p>
          </table:table-cell>
          <table:table-cell office:value-type="float" office:value="44831" table:style-name="ce10">
            <text:p>44,831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240" table:style-name="ce53">
            <text:p>34,240</text:p>
          </table:table-cell>
          <table:table-cell office:value-type="float" office:value="103090" table:style-name="ce11">
            <text:p>103,090</text:p>
          </table:table-cell>
          <table:table-cell office:value-type="float" office:value="52039" table:style-name="ce11">
            <text:p>52,039</text:p>
          </table:table-cell>
          <table:table-cell office:value-type="float" office:value="51051" table:style-name="ce10">
            <text:p>51,051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610" table:style-name="ce53">
            <text:p>14,610</text:p>
          </table:table-cell>
          <table:table-cell office:value-type="float" office:value="46539" table:style-name="ce11">
            <text:p>46,539</text:p>
          </table:table-cell>
          <table:table-cell office:value-type="float" office:value="24235" table:style-name="ce11">
            <text:p>24,235</text:p>
          </table:table-cell>
          <table:table-cell office:value-type="float" office:value="22304" table:style-name="ce10">
            <text:p>22,3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72" table:style-name="ce53">
            <text:p>11,572</text:p>
          </table:table-cell>
          <table:table-cell office:value-type="float" office:value="35090" table:style-name="ce11">
            <text:p>35,090</text:p>
          </table:table-cell>
          <table:table-cell office:value-type="float" office:value="18527" table:style-name="ce11">
            <text:p>18,527</text:p>
          </table:table-cell>
          <table:table-cell office:value-type="float" office:value="16563" table:style-name="ce10">
            <text:p>16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784" table:style-name="ce53">
            <text:p>28,784</text:p>
          </table:table-cell>
          <table:table-cell office:value-type="float" office:value="85195" table:style-name="ce11">
            <text:p>85,195</text:p>
          </table:table-cell>
          <table:table-cell office:value-type="float" office:value="42974" table:style-name="ce11">
            <text:p>42,974</text:p>
          </table:table-cell>
          <table:table-cell office:value-type="float" office:value="42221" table:style-name="ce10">
            <text:p>42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16" table:style-name="ce53">
            <text:p>11,916</text:p>
          </table:table-cell>
          <table:table-cell office:value-type="float" office:value="37074" table:style-name="ce11">
            <text:p>37,074</text:p>
          </table:table-cell>
          <table:table-cell office:value-type="float" office:value="19569" table:style-name="ce11">
            <text:p>19,569</text:p>
          </table:table-cell>
          <table:table-cell office:value-type="float" office:value="17505" table:style-name="ce10">
            <text:p>17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56" table:style-name="ce53">
            <text:p>6,056</text:p>
          </table:table-cell>
          <table:table-cell office:value-type="float" office:value="17366" table:style-name="ce11">
            <text:p>17,366</text:p>
          </table:table-cell>
          <table:table-cell office:value-type="float" office:value="9091" table:style-name="ce11">
            <text:p>9,091</text:p>
          </table:table-cell>
          <table:table-cell office:value-type="float" office:value="8275" table:style-name="ce10">
            <text:p>8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83" table:style-name="ce53">
            <text:p>5,383</text:p>
          </table:table-cell>
          <table:table-cell office:value-type="float" office:value="14903" table:style-name="ce11">
            <text:p>14,903</text:p>
          </table:table-cell>
          <table:table-cell office:value-type="float" office:value="7925" table:style-name="ce11">
            <text:p>7,925</text:p>
          </table:table-cell>
          <table:table-cell office:value-type="float" office:value="6978" table:style-name="ce10">
            <text:p>6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99" table:style-name="ce53">
            <text:p>10,699</text:p>
          </table:table-cell>
          <table:table-cell office:value-type="float" office:value="34056" table:style-name="ce11">
            <text:p>34,056</text:p>
          </table:table-cell>
          <table:table-cell office:value-type="float" office:value="17752" table:style-name="ce11">
            <text:p>17,752</text:p>
          </table:table-cell>
          <table:table-cell office:value-type="float" office:value="16304" table:style-name="ce10">
            <text:p>16,3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54" table:style-name="ce53">
            <text:p>6,154</text:p>
          </table:table-cell>
          <table:table-cell office:value-type="float" office:value="18340" table:style-name="ce11">
            <text:p>18,340</text:p>
          </table:table-cell>
          <table:table-cell office:value-type="float" office:value="9741" table:style-name="ce11">
            <text:p>9,741</text:p>
          </table:table-cell>
          <table:table-cell office:value-type="float" office:value="8599" table:style-name="ce10">
            <text:p>8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46" table:style-name="ce53">
            <text:p>3,946</text:p>
          </table:table-cell>
          <table:table-cell office:value-type="float" office:value="10293" table:style-name="ce11">
            <text:p>10,293</text:p>
          </table:table-cell>
          <table:table-cell office:value-type="float" office:value="5658" table:style-name="ce11">
            <text:p>5,658</text:p>
          </table:table-cell>
          <table:table-cell office:value-type="float" office:value="4635" table:style-name="ce10">
            <text:p>4,6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2" table:style-name="ce53">
            <text:p>3,652</text:p>
          </table:table-cell>
          <table:table-cell office:value-type="float" office:value="10978" table:style-name="ce11">
            <text:p>10,978</text:p>
          </table:table-cell>
          <table:table-cell office:value-type="float" office:value="5822" table:style-name="ce11">
            <text:p>5,822</text:p>
          </table:table-cell>
          <table:table-cell office:value-type="float" office:value="5156" table:style-name="ce10">
            <text:p>5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5" table:style-name="ce53">
            <text:p>5,585</text:p>
          </table:table-cell>
          <table:table-cell office:value-type="float" office:value="16734" table:style-name="ce11">
            <text:p>16,734</text:p>
          </table:table-cell>
          <table:table-cell office:value-type="float" office:value="8825" table:style-name="ce11">
            <text:p>8,825</text:p>
          </table:table-cell>
          <table:table-cell office:value-type="float" office:value="7909" table:style-name="ce10">
            <text:p>7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0" table:style-name="ce53">
            <text:p>2,660</text:p>
          </table:table-cell>
          <table:table-cell office:value-type="float" office:value="7245" table:style-name="ce11">
            <text:p>7,245</text:p>
          </table:table-cell>
          <table:table-cell office:value-type="float" office:value="4027" table:style-name="ce11">
            <text:p>4,027</text:p>
          </table:table-cell>
          <table:table-cell office:value-type="float" office:value="3218" table:style-name="ce10">
            <text:p>3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08" table:style-name="ce53">
            <text:p>4,108</text:p>
          </table:table-cell>
          <table:table-cell office:value-type="float" office:value="13055" table:style-name="ce11">
            <text:p>13,055</text:p>
          </table:table-cell>
          <table:table-cell office:value-type="float" office:value="6880" table:style-name="ce11">
            <text:p>6,880</text:p>
          </table:table-cell>
          <table:table-cell office:value-type="float" office:value="6175" table:style-name="ce10">
            <text:p>6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6" table:style-name="ce53">
            <text:p>2,406</text:p>
          </table:table-cell>
          <table:table-cell office:value-type="float" office:value="6823" table:style-name="ce11">
            <text:p>6,823</text:p>
          </table:table-cell>
          <table:table-cell office:value-type="float" office:value="3731" table:style-name="ce11">
            <text:p>3,731</text:p>
          </table:table-cell>
          <table:table-cell office:value-type="float" office:value="3092" table:style-name="ce10">
            <text:p>3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1" table:style-name="ce53">
            <text:p>1,711</text:p>
          </table:table-cell>
          <table:table-cell office:value-type="float" office:value="4428" table:style-name="ce11">
            <text:p>4,428</text:p>
          </table:table-cell>
          <table:table-cell office:value-type="float" office:value="2480" table:style-name="ce11">
            <text:p>2,480</text:p>
          </table:table-cell>
          <table:table-cell office:value-type="float" office:value="1948" table:style-name="ce10">
            <text:p>1,9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4" table:style-name="ce54">
            <text:p>1,954</text:p>
          </table:table-cell>
          <table:table-cell office:value-type="float" office:value="5853" table:style-name="ce18">
            <text:p>5,853</text:p>
          </table:table-cell>
          <table:table-cell office:value-type="float" office:value="3141" table:style-name="ce18">
            <text:p>3,141</text:p>
          </table:table-cell>
          <table:table-cell office:value-type="float" office:value="2712" table:style-name="ce17">
            <text:p>2,71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5396" table:style-name="ce72">
            <text:p>385,396</text:p>
          </table:table-cell>
          <table:table-cell office:value-type="float" office:value="1284785" table:style-name="ce80">
            <text:p>1,284,785</text:p>
          </table:table-cell>
          <table:table-cell office:value-type="float" office:value="655305" table:style-name="ce80">
            <text:p>655,305</text:p>
          </table:table-cell>
          <table:table-cell office:value-type="float" office:value="629480" table:style-name="ce74">
            <text:p>629,4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099" table:style-name="ce53">
            <text:p>76,099</text:p>
          </table:table-cell>
          <table:table-cell office:value-type="float" office:value="234160" table:style-name="ce11">
            <text:p>234,160</text:p>
          </table:table-cell>
          <table:table-cell office:value-type="float" office:value="115761" table:style-name="ce11">
            <text:p>115,761</text:p>
          </table:table-cell>
          <table:table-cell office:value-type="float" office:value="118399" table:style-name="ce10">
            <text:p>118,3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9037" table:style-name="ce53">
            <text:p>39,037</text:p>
          </table:table-cell>
          <table:table-cell office:value-type="float" office:value="124753" table:style-name="ce11">
            <text:p>124,753</text:p>
          </table:table-cell>
          <table:table-cell office:value-type="float" office:value="61986" table:style-name="ce11">
            <text:p>61,986</text:p>
          </table:table-cell>
          <table:table-cell office:value-type="float" office:value="62767" table:style-name="ce10">
            <text:p>62,767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77" table:style-name="ce53">
            <text:p>24,377</text:p>
          </table:table-cell>
          <table:table-cell office:value-type="float" office:value="86703" table:style-name="ce11">
            <text:p>86,703</text:p>
          </table:table-cell>
          <table:table-cell office:value-type="float" office:value="44072" table:style-name="ce11">
            <text:p>44,072</text:p>
          </table:table-cell>
          <table:table-cell office:value-type="float" office:value="42631" table:style-name="ce10">
            <text:p>42,6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623" table:style-name="ce53">
            <text:p>26,623</text:p>
          </table:table-cell>
          <table:table-cell office:value-type="float" office:value="91178" table:style-name="ce11">
            <text:p>91,178</text:p>
          </table:table-cell>
          <table:table-cell office:value-type="float" office:value="46487" table:style-name="ce11">
            <text:p>46,487</text:p>
          </table:table-cell>
          <table:table-cell office:value-type="float" office:value="44691" table:style-name="ce10">
            <text:p>44,6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644" table:style-name="ce53">
            <text:p>10,644</text:p>
          </table:table-cell>
          <table:table-cell office:value-type="float" office:value="33301" table:style-name="ce11">
            <text:p>33,301</text:p>
          </table:table-cell>
          <table:table-cell office:value-type="float" office:value="16807" table:style-name="ce11">
            <text:p>16,807</text:p>
          </table:table-cell>
          <table:table-cell office:value-type="float" office:value="16494" table:style-name="ce10">
            <text:p>16,4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84" table:style-name="ce53">
            <text:p>16,284</text:p>
          </table:table-cell>
          <table:table-cell office:value-type="float" office:value="55688" table:style-name="ce11">
            <text:p>55,688</text:p>
          </table:table-cell>
          <table:table-cell office:value-type="float" office:value="28267" table:style-name="ce11">
            <text:p>28,267</text:p>
          </table:table-cell>
          <table:table-cell office:value-type="float" office:value="27421" table:style-name="ce10">
            <text:p>27,4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100" table:style-name="ce53">
            <text:p>13,100</text:p>
          </table:table-cell>
          <table:table-cell office:value-type="float" office:value="42008" table:style-name="ce11">
            <text:p>42,008</text:p>
          </table:table-cell>
          <table:table-cell office:value-type="float" office:value="21656" table:style-name="ce11">
            <text:p>21,656</text:p>
          </table:table-cell>
          <table:table-cell office:value-type="float" office:value="20352" table:style-name="ce10">
            <text:p>20,3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95" table:style-name="ce53">
            <text:p>14,995</text:p>
          </table:table-cell>
          <table:table-cell office:value-type="float" office:value="51313" table:style-name="ce11">
            <text:p>51,313</text:p>
          </table:table-cell>
          <table:table-cell office:value-type="float" office:value="26445" table:style-name="ce11">
            <text:p>26,445</text:p>
          </table:table-cell>
          <table:table-cell office:value-type="float" office:value="24868" table:style-name="ce10">
            <text:p>24,8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81" table:style-name="ce53">
            <text:p>4,381</text:p>
          </table:table-cell>
          <table:table-cell office:value-type="float" office:value="16876" table:style-name="ce11">
            <text:p>16,876</text:p>
          </table:table-cell>
          <table:table-cell office:value-type="float" office:value="8694" table:style-name="ce11">
            <text:p>8,694</text:p>
          </table:table-cell>
          <table:table-cell office:value-type="float" office:value="8182" table:style-name="ce10">
            <text:p>8,1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81" table:style-name="ce53">
            <text:p>9,881</text:p>
          </table:table-cell>
          <table:table-cell office:value-type="float" office:value="36777" table:style-name="ce11">
            <text:p>36,777</text:p>
          </table:table-cell>
          <table:table-cell office:value-type="float" office:value="18784" table:style-name="ce11">
            <text:p>18,784</text:p>
          </table:table-cell>
          <table:table-cell office:value-type="float" office:value="17993" table:style-name="ce10">
            <text:p>17,9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745" table:style-name="ce53">
            <text:p>12,745</text:p>
          </table:table-cell>
          <table:table-cell office:value-type="float" office:value="47423" table:style-name="ce11">
            <text:p>47,423</text:p>
          </table:table-cell>
          <table:table-cell office:value-type="float" office:value="24712" table:style-name="ce11">
            <text:p>24,712</text:p>
          </table:table-cell>
          <table:table-cell office:value-type="float" office:value="22711" table:style-name="ce10">
            <text:p>22,7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64" table:style-name="ce53">
            <text:p>10,664</text:p>
          </table:table-cell>
          <table:table-cell office:value-type="float" office:value="39376" table:style-name="ce11">
            <text:p>39,376</text:p>
          </table:table-cell>
          <table:table-cell office:value-type="float" office:value="20319" table:style-name="ce11">
            <text:p>20,319</text:p>
          </table:table-cell>
          <table:table-cell office:value-type="float" office:value="19057" table:style-name="ce10">
            <text:p>19,0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36" table:style-name="ce53">
            <text:p>14,036</text:p>
          </table:table-cell>
          <table:table-cell office:value-type="float" office:value="46036" table:style-name="ce11">
            <text:p>46,036</text:p>
          </table:table-cell>
          <table:table-cell office:value-type="float" office:value="23617" table:style-name="ce11">
            <text:p>23,617</text:p>
          </table:table-cell>
          <table:table-cell office:value-type="float" office:value="22419" table:style-name="ce10">
            <text:p>22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6" table:style-name="ce53">
            <text:p>6,826</text:p>
          </table:table-cell>
          <table:table-cell office:value-type="float" office:value="23759" table:style-name="ce11">
            <text:p>23,759</text:p>
          </table:table-cell>
          <table:table-cell office:value-type="float" office:value="12481" table:style-name="ce11">
            <text:p>12,481</text:p>
          </table:table-cell>
          <table:table-cell office:value-type="float" office:value="11278" table:style-name="ce10">
            <text:p>11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92" table:style-name="ce53">
            <text:p>11,092</text:p>
          </table:table-cell>
          <table:table-cell office:value-type="float" office:value="36849" table:style-name="ce11">
            <text:p>36,849</text:p>
          </table:table-cell>
          <table:table-cell office:value-type="float" office:value="19050" table:style-name="ce11">
            <text:p>19,050</text:p>
          </table:table-cell>
          <table:table-cell office:value-type="float" office:value="17799" table:style-name="ce10">
            <text:p>17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0" table:style-name="ce53">
            <text:p>9,030</text:p>
          </table:table-cell>
          <table:table-cell office:value-type="float" office:value="32688" table:style-name="ce11">
            <text:p>32,688</text:p>
          </table:table-cell>
          <table:table-cell office:value-type="float" office:value="17177" table:style-name="ce11">
            <text:p>17,177</text:p>
          </table:table-cell>
          <table:table-cell office:value-type="float" office:value="15511" table:style-name="ce10">
            <text:p>15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523" table:style-name="ce53">
            <text:p>10,523</text:p>
          </table:table-cell>
          <table:table-cell office:value-type="float" office:value="34775" table:style-name="ce11">
            <text:p>34,775</text:p>
          </table:table-cell>
          <table:table-cell office:value-type="float" office:value="17940" table:style-name="ce11">
            <text:p>17,940</text:p>
          </table:table-cell>
          <table:table-cell office:value-type="float" office:value="16835" table:style-name="ce10">
            <text:p>16,8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3" table:style-name="ce53">
            <text:p>10,933</text:p>
          </table:table-cell>
          <table:table-cell office:value-type="float" office:value="37627" table:style-name="ce11">
            <text:p>37,627</text:p>
          </table:table-cell>
          <table:table-cell office:value-type="float" office:value="19498" table:style-name="ce11">
            <text:p>19,498</text:p>
          </table:table-cell>
          <table:table-cell office:value-type="float" office:value="18129" table:style-name="ce10">
            <text:p>18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69" table:style-name="ce53">
            <text:p>12,869</text:p>
          </table:table-cell>
          <table:table-cell office:value-type="float" office:value="43285" table:style-name="ce11">
            <text:p>43,285</text:p>
          </table:table-cell>
          <table:table-cell office:value-type="float" office:value="22244" table:style-name="ce11">
            <text:p>22,244</text:p>
          </table:table-cell>
          <table:table-cell office:value-type="float" office:value="21041" table:style-name="ce10">
            <text:p>21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8" table:style-name="ce53">
            <text:p>5,298</text:p>
          </table:table-cell>
          <table:table-cell office:value-type="float" office:value="15406" table:style-name="ce11">
            <text:p>15,406</text:p>
          </table:table-cell>
          <table:table-cell office:value-type="float" office:value="8085" table:style-name="ce11">
            <text:p>8,085</text:p>
          </table:table-cell>
          <table:table-cell office:value-type="float" office:value="7321" table:style-name="ce10">
            <text:p>7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50" table:style-name="ce53">
            <text:p>7,950</text:p>
          </table:table-cell>
          <table:table-cell office:value-type="float" office:value="27518" table:style-name="ce11">
            <text:p>27,518</text:p>
          </table:table-cell>
          <table:table-cell office:value-type="float" office:value="14221" table:style-name="ce11">
            <text:p>14,221</text:p>
          </table:table-cell>
          <table:table-cell office:value-type="float" office:value="13297" table:style-name="ce10">
            <text:p>13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19" table:style-name="ce53">
            <text:p>9,019</text:p>
          </table:table-cell>
          <table:table-cell office:value-type="float" office:value="30683" table:style-name="ce11">
            <text:p>30,683</text:p>
          </table:table-cell>
          <table:table-cell office:value-type="float" office:value="15942" table:style-name="ce11">
            <text:p>15,942</text:p>
          </table:table-cell>
          <table:table-cell office:value-type="float" office:value="14741" table:style-name="ce10">
            <text:p>14,7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6" table:style-name="ce53">
            <text:p>10,136</text:p>
          </table:table-cell>
          <table:table-cell office:value-type="float" office:value="33863" table:style-name="ce11">
            <text:p>33,863</text:p>
          </table:table-cell>
          <table:table-cell office:value-type="float" office:value="17897" table:style-name="ce11">
            <text:p>17,897</text:p>
          </table:table-cell>
          <table:table-cell office:value-type="float" office:value="15966" table:style-name="ce10">
            <text:p>15,9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77" table:style-name="ce53">
            <text:p>5,277</text:p>
          </table:table-cell>
          <table:table-cell office:value-type="float" office:value="17139" table:style-name="ce11">
            <text:p>17,139</text:p>
          </table:table-cell>
          <table:table-cell office:value-type="float" office:value="9257" table:style-name="ce11">
            <text:p>9,257</text:p>
          </table:table-cell>
          <table:table-cell office:value-type="float" office:value="7882" table:style-name="ce10">
            <text:p>7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04" table:style-name="ce53">
            <text:p>4,604</text:p>
          </table:table-cell>
          <table:table-cell office:value-type="float" office:value="15393" table:style-name="ce11">
            <text:p>15,393</text:p>
          </table:table-cell>
          <table:table-cell office:value-type="float" office:value="8106" table:style-name="ce11">
            <text:p>8,106</text:p>
          </table:table-cell>
          <table:table-cell office:value-type="float" office:value="7287" table:style-name="ce10">
            <text:p>7,28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73" table:style-name="ce54">
            <text:p>8,973</text:p>
          </table:table-cell>
          <table:table-cell office:value-type="float" office:value="30208" table:style-name="ce18">
            <text:p>30,208</text:p>
          </table:table-cell>
          <table:table-cell office:value-type="float" office:value="15800" table:style-name="ce18">
            <text:p>15,800</text:p>
          </table:table-cell>
          <table:table-cell office:value-type="float" office:value="14408" table:style-name="ce17">
            <text:p>14,408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652" table:style-name="ce72">
            <text:p>177,652</text:p>
          </table:table-cell>
          <table:table-cell office:value-type="float" office:value="503575" table:style-name="ce80">
            <text:p>503,575</text:p>
          </table:table-cell>
          <table:table-cell office:value-type="float" office:value="258110" table:style-name="ce80">
            <text:p>258,110</text:p>
          </table:table-cell>
          <table:table-cell office:value-type="float" office:value="245465" table:style-name="ce74">
            <text:p>245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36" table:style-name="ce53">
            <text:p>34,636</text:p>
          </table:table-cell>
          <table:table-cell office:value-type="float" office:value="100726" table:style-name="ce11">
            <text:p>100,726</text:p>
          </table:table-cell>
          <table:table-cell office:value-type="float" office:value="50427" table:style-name="ce11">
            <text:p>50,427</text:p>
          </table:table-cell>
          <table:table-cell office:value-type="float" office:value="50299" table:style-name="ce10">
            <text:p>50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01" table:style-name="ce53">
            <text:p>29,001</text:p>
          </table:table-cell>
          <table:table-cell office:value-type="float" office:value="81421" table:style-name="ce11">
            <text:p>81,421</text:p>
          </table:table-cell>
          <table:table-cell office:value-type="float" office:value="40650" table:style-name="ce11">
            <text:p>40,650</text:p>
          </table:table-cell>
          <table:table-cell office:value-type="float" office:value="40771" table:style-name="ce10">
            <text:p>40,7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112" table:style-name="ce53">
            <text:p>33,112</text:p>
          </table:table-cell>
          <table:table-cell office:value-type="float" office:value="98229" table:style-name="ce11">
            <text:p>98,229</text:p>
          </table:table-cell>
          <table:table-cell office:value-type="float" office:value="49681" table:style-name="ce11">
            <text:p>49,681</text:p>
          </table:table-cell>
          <table:table-cell office:value-type="float" office:value="48548" table:style-name="ce10">
            <text:p>48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85" table:style-name="ce53">
            <text:p>20,085</text:p>
          </table:table-cell>
          <table:table-cell office:value-type="float" office:value="55371" table:style-name="ce11">
            <text:p>55,371</text:p>
          </table:table-cell>
          <table:table-cell office:value-type="float" office:value="28426" table:style-name="ce11">
            <text:p>28,426</text:p>
          </table:table-cell>
          <table:table-cell office:value-type="float" office:value="26945" table:style-name="ce10">
            <text:p>26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91" table:style-name="ce53">
            <text:p>4,291</text:p>
          </table:table-cell>
          <table:table-cell office:value-type="float" office:value="10947" table:style-name="ce11">
            <text:p>10,947</text:p>
          </table:table-cell>
          <table:table-cell office:value-type="float" office:value="5696" table:style-name="ce11">
            <text:p>5,696</text:p>
          </table:table-cell>
          <table:table-cell office:value-type="float" office:value="5251" table:style-name="ce10">
            <text:p>5,2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7" table:style-name="ce53">
            <text:p>12,627</text:p>
          </table:table-cell>
          <table:table-cell office:value-type="float" office:value="39019" table:style-name="ce11">
            <text:p>39,019</text:p>
          </table:table-cell>
          <table:table-cell office:value-type="float" office:value="20548" table:style-name="ce11">
            <text:p>20,548</text:p>
          </table:table-cell>
          <table:table-cell office:value-type="float" office:value="18471" table:style-name="ce10">
            <text:p>18,4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01" table:style-name="ce53">
            <text:p>7,901</text:p>
          </table:table-cell>
          <table:table-cell office:value-type="float" office:value="17889" table:style-name="ce11">
            <text:p>17,889</text:p>
          </table:table-cell>
          <table:table-cell office:value-type="float" office:value="9553" table:style-name="ce11">
            <text:p>9,553</text:p>
          </table:table-cell>
          <table:table-cell office:value-type="float" office:value="8336" table:style-name="ce10">
            <text:p>8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32" table:style-name="ce53">
            <text:p>5,632</text:p>
          </table:table-cell>
          <table:table-cell office:value-type="float" office:value="15002" table:style-name="ce11">
            <text:p>15,002</text:p>
          </table:table-cell>
          <table:table-cell office:value-type="float" office:value="8151" table:style-name="ce11">
            <text:p>8,151</text:p>
          </table:table-cell>
          <table:table-cell office:value-type="float" office:value="6851" table:style-name="ce10">
            <text:p>6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9" table:style-name="ce53">
            <text:p>5,759</text:p>
          </table:table-cell>
          <table:table-cell office:value-type="float" office:value="16093" table:style-name="ce11">
            <text:p>16,093</text:p>
          </table:table-cell>
          <table:table-cell office:value-type="float" office:value="8478" table:style-name="ce11">
            <text:p>8,478</text:p>
          </table:table-cell>
          <table:table-cell office:value-type="float" office:value="7615" table:style-name="ce10">
            <text:p>7,6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89" table:style-name="ce53">
            <text:p>7,289</text:p>
          </table:table-cell>
          <table:table-cell office:value-type="float" office:value="18950" table:style-name="ce11">
            <text:p>18,950</text:p>
          </table:table-cell>
          <table:table-cell office:value-type="float" office:value="10251" table:style-name="ce11">
            <text:p>10,251</text:p>
          </table:table-cell>
          <table:table-cell office:value-type="float" office:value="8699" table:style-name="ce10">
            <text:p>8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3" table:style-name="ce53">
            <text:p>7,153</text:p>
          </table:table-cell>
          <table:table-cell office:value-type="float" office:value="17951" table:style-name="ce11">
            <text:p>17,951</text:p>
          </table:table-cell>
          <table:table-cell office:value-type="float" office:value="9412" table:style-name="ce11">
            <text:p>9,412</text:p>
          </table:table-cell>
          <table:table-cell office:value-type="float" office:value="8539" table:style-name="ce10">
            <text:p>8,5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59" table:style-name="ce53">
            <text:p>5,259</text:p>
          </table:table-cell>
          <table:table-cell office:value-type="float" office:value="16321" table:style-name="ce11">
            <text:p>16,321</text:p>
          </table:table-cell>
          <table:table-cell office:value-type="float" office:value="8744" table:style-name="ce11">
            <text:p>8,744</text:p>
          </table:table-cell>
          <table:table-cell office:value-type="float" office:value="7577" table:style-name="ce10">
            <text:p>7,57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07" table:style-name="ce54">
            <text:p>4,907</text:p>
          </table:table-cell>
          <table:table-cell office:value-type="float" office:value="15656" table:style-name="ce18">
            <text:p>15,656</text:p>
          </table:table-cell>
          <table:table-cell office:value-type="float" office:value="8093" table:style-name="ce18">
            <text:p>8,093</text:p>
          </table:table-cell>
          <table:table-cell office:value-type="float" office:value="7563" table:style-name="ce17">
            <text:p>7,56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791" table:style-name="ce72">
            <text:p>239,791</text:p>
          </table:table-cell>
          <table:table-cell office:value-type="float" office:value="692818" table:style-name="ce80">
            <text:p>692,818</text:p>
          </table:table-cell>
          <table:table-cell office:value-type="float" office:value="359686" table:style-name="ce80">
            <text:p>359,686</text:p>
          </table:table-cell>
          <table:table-cell office:value-type="float" office:value="333132" table:style-name="ce74">
            <text:p>333,1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015" table:style-name="ce53">
            <text:p>38,015</text:p>
          </table:table-cell>
          <table:table-cell office:value-type="float" office:value="108534" table:style-name="ce11">
            <text:p>108,534</text:p>
          </table:table-cell>
          <table:table-cell office:value-type="float" office:value="54055" table:style-name="ce11">
            <text:p>54,055</text:p>
          </table:table-cell>
          <table:table-cell office:value-type="float" office:value="54479" table:style-name="ce10">
            <text:p>54,4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31" table:style-name="ce53">
            <text:p>15,831</text:p>
          </table:table-cell>
          <table:table-cell office:value-type="float" office:value="45162" table:style-name="ce11">
            <text:p>45,162</text:p>
          </table:table-cell>
          <table:table-cell office:value-type="float" office:value="22951" table:style-name="ce11">
            <text:p>22,951</text:p>
          </table:table-cell>
          <table:table-cell office:value-type="float" office:value="22211" table:style-name="ce10">
            <text:p>22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891" table:style-name="ce53">
            <text:p>24,891</text:p>
          </table:table-cell>
          <table:table-cell office:value-type="float" office:value="70949" table:style-name="ce11">
            <text:p>70,949</text:p>
          </table:table-cell>
          <table:table-cell office:value-type="float" office:value="35950" table:style-name="ce11">
            <text:p>35,950</text:p>
          </table:table-cell>
          <table:table-cell office:value-type="float" office:value="34999" table:style-name="ce10">
            <text:p>34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38" table:style-name="ce53">
            <text:p>14,638</text:p>
          </table:table-cell>
          <table:table-cell office:value-type="float" office:value="46445" table:style-name="ce11">
            <text:p>46,445</text:p>
          </table:table-cell>
          <table:table-cell office:value-type="float" office:value="23507" table:style-name="ce11">
            <text:p>23,507</text:p>
          </table:table-cell>
          <table:table-cell office:value-type="float" office:value="22938" table:style-name="ce10">
            <text:p>22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46" table:style-name="ce53">
            <text:p>9,346</text:p>
          </table:table-cell>
          <table:table-cell office:value-type="float" office:value="29155" table:style-name="ce11">
            <text:p>29,155</text:p>
          </table:table-cell>
          <table:table-cell office:value-type="float" office:value="15221" table:style-name="ce11">
            <text:p>15,221</text:p>
          </table:table-cell>
          <table:table-cell office:value-type="float" office:value="13934" table:style-name="ce10">
            <text:p>13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01" table:style-name="ce53">
            <text:p>15,901</text:p>
          </table:table-cell>
          <table:table-cell office:value-type="float" office:value="40539" table:style-name="ce11">
            <text:p>40,539</text:p>
          </table:table-cell>
          <table:table-cell office:value-type="float" office:value="20965" table:style-name="ce11">
            <text:p>20,965</text:p>
          </table:table-cell>
          <table:table-cell office:value-type="float" office:value="19574" table:style-name="ce10">
            <text:p>19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73" table:style-name="ce53">
            <text:p>10,973</text:p>
          </table:table-cell>
          <table:table-cell office:value-type="float" office:value="31835" table:style-name="ce11">
            <text:p>31,835</text:p>
          </table:table-cell>
          <table:table-cell office:value-type="float" office:value="16789" table:style-name="ce11">
            <text:p>16,789</text:p>
          </table:table-cell>
          <table:table-cell office:value-type="float" office:value="15046" table:style-name="ce10">
            <text:p>15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2" table:style-name="ce53">
            <text:p>6,702</text:p>
          </table:table-cell>
          <table:table-cell office:value-type="float" office:value="19373" table:style-name="ce11">
            <text:p>19,373</text:p>
          </table:table-cell>
          <table:table-cell office:value-type="float" office:value="10395" table:style-name="ce11">
            <text:p>10,395</text:p>
          </table:table-cell>
          <table:table-cell office:value-type="float" office:value="8978" table:style-name="ce10">
            <text:p>8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33" table:style-name="ce53">
            <text:p>9,333</text:p>
          </table:table-cell>
          <table:table-cell office:value-type="float" office:value="29000" table:style-name="ce11">
            <text:p>29,000</text:p>
          </table:table-cell>
          <table:table-cell office:value-type="float" office:value="15220" table:style-name="ce11">
            <text:p>15,220</text:p>
          </table:table-cell>
          <table:table-cell office:value-type="float" office:value="13780" table:style-name="ce10">
            <text:p>13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84" table:style-name="ce53">
            <text:p>5,984</text:p>
          </table:table-cell>
          <table:table-cell office:value-type="float" office:value="18401" table:style-name="ce11">
            <text:p>18,401</text:p>
          </table:table-cell>
          <table:table-cell office:value-type="float" office:value="9631" table:style-name="ce11">
            <text:p>9,631</text:p>
          </table:table-cell>
          <table:table-cell office:value-type="float" office:value="8770" table:style-name="ce10">
            <text:p>8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52" table:style-name="ce53">
            <text:p>8,952</text:p>
          </table:table-cell>
          <table:table-cell office:value-type="float" office:value="27386" table:style-name="ce11">
            <text:p>27,386</text:p>
          </table:table-cell>
          <table:table-cell office:value-type="float" office:value="14655" table:style-name="ce11">
            <text:p>14,655</text:p>
          </table:table-cell>
          <table:table-cell office:value-type="float" office:value="12731" table:style-name="ce10">
            <text:p>12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8" table:style-name="ce53">
            <text:p>8,508</text:p>
          </table:table-cell>
          <table:table-cell office:value-type="float" office:value="24926" table:style-name="ce11">
            <text:p>24,926</text:p>
          </table:table-cell>
          <table:table-cell office:value-type="float" office:value="13183" table:style-name="ce11">
            <text:p>13,183</text:p>
          </table:table-cell>
          <table:table-cell office:value-type="float" office:value="11743" table:style-name="ce10">
            <text:p>11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241" table:style-name="ce53">
            <text:p>14,241</text:p>
          </table:table-cell>
          <table:table-cell office:value-type="float" office:value="45155" table:style-name="ce11">
            <text:p>45,155</text:p>
          </table:table-cell>
          <table:table-cell office:value-type="float" office:value="22703" table:style-name="ce11">
            <text:p>22,703</text:p>
          </table:table-cell>
          <table:table-cell office:value-type="float" office:value="22452" table:style-name="ce10">
            <text:p>22,4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32" table:style-name="ce53">
            <text:p>5,732</text:p>
          </table:table-cell>
          <table:table-cell office:value-type="float" office:value="15016" table:style-name="ce11">
            <text:p>15,016</text:p>
          </table:table-cell>
          <table:table-cell office:value-type="float" office:value="8275" table:style-name="ce11">
            <text:p>8,275</text:p>
          </table:table-cell>
          <table:table-cell office:value-type="float" office:value="6741" table:style-name="ce10">
            <text:p>6,7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9" table:style-name="ce53">
            <text:p>4,439</text:p>
          </table:table-cell>
          <table:table-cell office:value-type="float" office:value="13076" table:style-name="ce11">
            <text:p>13,076</text:p>
          </table:table-cell>
          <table:table-cell office:value-type="float" office:value="7045" table:style-name="ce11">
            <text:p>7,045</text:p>
          </table:table-cell>
          <table:table-cell office:value-type="float" office:value="6031" table:style-name="ce10">
            <text:p>6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08" table:style-name="ce53">
            <text:p>8,708</text:p>
          </table:table-cell>
          <table:table-cell office:value-type="float" office:value="24052" table:style-name="ce11">
            <text:p>24,052</text:p>
          </table:table-cell>
          <table:table-cell office:value-type="float" office:value="12884" table:style-name="ce11">
            <text:p>12,884</text:p>
          </table:table-cell>
          <table:table-cell office:value-type="float" office:value="11168" table:style-name="ce10">
            <text:p>11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6" table:style-name="ce53">
            <text:p>9,296</text:p>
          </table:table-cell>
          <table:table-cell office:value-type="float" office:value="26219" table:style-name="ce11">
            <text:p>26,219</text:p>
          </table:table-cell>
          <table:table-cell office:value-type="float" office:value="14337" table:style-name="ce11">
            <text:p>14,337</text:p>
          </table:table-cell>
          <table:table-cell office:value-type="float" office:value="11882" table:style-name="ce10">
            <text:p>11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13" table:style-name="ce53">
            <text:p>8,813</text:p>
          </table:table-cell>
          <table:table-cell office:value-type="float" office:value="23903" table:style-name="ce11">
            <text:p>23,903</text:p>
          </table:table-cell>
          <table:table-cell office:value-type="float" office:value="12963" table:style-name="ce11">
            <text:p>12,963</text:p>
          </table:table-cell>
          <table:table-cell office:value-type="float" office:value="10940" table:style-name="ce10">
            <text:p>10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01" table:style-name="ce53">
            <text:p>9,501</text:p>
          </table:table-cell>
          <table:table-cell office:value-type="float" office:value="27889" table:style-name="ce11">
            <text:p>27,889</text:p>
          </table:table-cell>
          <table:table-cell office:value-type="float" office:value="14828" table:style-name="ce11">
            <text:p>14,828</text:p>
          </table:table-cell>
          <table:table-cell office:value-type="float" office:value="13061" table:style-name="ce10">
            <text:p>13,06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987" table:style-name="ce54">
            <text:p>9,987</text:p>
          </table:table-cell>
          <table:table-cell office:value-type="float" office:value="25803" table:style-name="ce18">
            <text:p>25,803</text:p>
          </table:table-cell>
          <table:table-cell office:value-type="float" office:value="14129" table:style-name="ce18">
            <text:p>14,129</text:p>
          </table:table-cell>
          <table:table-cell office:value-type="float" office:value="11674" table:style-name="ce17">
            <text:p>11,67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645" table:style-name="ce72">
            <text:p>182,645</text:p>
          </table:table-cell>
          <table:table-cell office:value-type="float" office:value="513393" table:style-name="ce80">
            <text:p>513,393</text:p>
          </table:table-cell>
          <table:table-cell office:value-type="float" office:value="267174" table:style-name="ce80">
            <text:p>267,174</text:p>
          </table:table-cell>
          <table:table-cell office:value-type="float" office:value="246219" table:style-name="ce74">
            <text:p>246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781" table:style-name="ce53">
            <text:p>12,781</text:p>
          </table:table-cell>
          <table:table-cell office:value-type="float" office:value="37584" table:style-name="ce11">
            <text:p>37,584</text:p>
          </table:table-cell>
          <table:table-cell office:value-type="float" office:value="19320" table:style-name="ce11">
            <text:p>19,320</text:p>
          </table:table-cell>
          <table:table-cell office:value-type="float" office:value="18264" table:style-name="ce10">
            <text:p>18,2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77" table:style-name="ce53">
            <text:p>15,677</text:p>
          </table:table-cell>
          <table:table-cell office:value-type="float" office:value="42559" table:style-name="ce11">
            <text:p>42,559</text:p>
          </table:table-cell>
          <table:table-cell office:value-type="float" office:value="21542" table:style-name="ce11">
            <text:p>21,542</text:p>
          </table:table-cell>
          <table:table-cell office:value-type="float" office:value="21017" table:style-name="ce10">
            <text:p>21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80" table:style-name="ce53">
            <text:p>9,980</text:p>
          </table:table-cell>
          <table:table-cell office:value-type="float" office:value="27332" table:style-name="ce11">
            <text:p>27,332</text:p>
          </table:table-cell>
          <table:table-cell office:value-type="float" office:value="13961" table:style-name="ce11">
            <text:p>13,961</text:p>
          </table:table-cell>
          <table:table-cell office:value-type="float" office:value="13371" table:style-name="ce10">
            <text:p>13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78" table:style-name="ce53">
            <text:p>11,378</text:p>
          </table:table-cell>
          <table:table-cell office:value-type="float" office:value="31307" table:style-name="ce11">
            <text:p>31,307</text:p>
          </table:table-cell>
          <table:table-cell office:value-type="float" office:value="16025" table:style-name="ce11">
            <text:p>16,025</text:p>
          </table:table-cell>
          <table:table-cell office:value-type="float" office:value="15282" table:style-name="ce10">
            <text:p>15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756" table:style-name="ce53">
            <text:p>24,756</text:p>
          </table:table-cell>
          <table:table-cell office:value-type="float" office:value="71787" table:style-name="ce11">
            <text:p>71,787</text:p>
          </table:table-cell>
          <table:table-cell office:value-type="float" office:value="36783" table:style-name="ce11">
            <text:p>36,783</text:p>
          </table:table-cell>
          <table:table-cell office:value-type="float" office:value="35004" table:style-name="ce10">
            <text:p>35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1" table:style-name="ce53">
            <text:p>5,371</text:p>
          </table:table-cell>
          <table:table-cell office:value-type="float" office:value="14850" table:style-name="ce11">
            <text:p>14,850</text:p>
          </table:table-cell>
          <table:table-cell office:value-type="float" office:value="7944" table:style-name="ce11">
            <text:p>7,944</text:p>
          </table:table-cell>
          <table:table-cell office:value-type="float" office:value="6906" table:style-name="ce10">
            <text:p>6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35" table:style-name="ce53">
            <text:p>10,635</text:p>
          </table:table-cell>
          <table:table-cell office:value-type="float" office:value="32242" table:style-name="ce11">
            <text:p>32,242</text:p>
          </table:table-cell>
          <table:table-cell office:value-type="float" office:value="16979" table:style-name="ce11">
            <text:p>16,979</text:p>
          </table:table-cell>
          <table:table-cell office:value-type="float" office:value="15263" table:style-name="ce10">
            <text:p>15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12" table:style-name="ce53">
            <text:p>8,912</text:p>
          </table:table-cell>
          <table:table-cell office:value-type="float" office:value="23531" table:style-name="ce11">
            <text:p>23,531</text:p>
          </table:table-cell>
          <table:table-cell office:value-type="float" office:value="12511" table:style-name="ce11">
            <text:p>12,511</text:p>
          </table:table-cell>
          <table:table-cell office:value-type="float" office:value="11020" table:style-name="ce10">
            <text:p>11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66" table:style-name="ce53">
            <text:p>9,266</text:p>
          </table:table-cell>
          <table:table-cell office:value-type="float" office:value="25108" table:style-name="ce11">
            <text:p>25,108</text:p>
          </table:table-cell>
          <table:table-cell office:value-type="float" office:value="13315" table:style-name="ce11">
            <text:p>13,315</text:p>
          </table:table-cell>
          <table:table-cell office:value-type="float" office:value="11793" table:style-name="ce10">
            <text:p>11,7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43" table:style-name="ce53">
            <text:p>7,443</text:p>
          </table:table-cell>
          <table:table-cell office:value-type="float" office:value="18666" table:style-name="ce11">
            <text:p>18,666</text:p>
          </table:table-cell>
          <table:table-cell office:value-type="float" office:value="9706" table:style-name="ce11">
            <text:p>9,706</text:p>
          </table:table-cell>
          <table:table-cell office:value-type="float" office:value="8960" table:style-name="ce10">
            <text:p>8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6" table:style-name="ce53">
            <text:p>5,776</text:p>
          </table:table-cell>
          <table:table-cell office:value-type="float" office:value="15676" table:style-name="ce11">
            <text:p>15,676</text:p>
          </table:table-cell>
          <table:table-cell office:value-type="float" office:value="8426" table:style-name="ce11">
            <text:p>8,426</text:p>
          </table:table-cell>
          <table:table-cell office:value-type="float" office:value="7250" table:style-name="ce10">
            <text:p>7,2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73" table:style-name="ce53">
            <text:p>18,073</text:p>
          </table:table-cell>
          <table:table-cell office:value-type="float" office:value="49922" table:style-name="ce11">
            <text:p>49,922</text:p>
          </table:table-cell>
          <table:table-cell office:value-type="float" office:value="25760" table:style-name="ce11">
            <text:p>25,760</text:p>
          </table:table-cell>
          <table:table-cell office:value-type="float" office:value="24162" table:style-name="ce10">
            <text:p>24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76" table:style-name="ce53">
            <text:p>15,976</text:p>
          </table:table-cell>
          <table:table-cell office:value-type="float" office:value="45190" table:style-name="ce11">
            <text:p>45,190</text:p>
          </table:table-cell>
          <table:table-cell office:value-type="float" office:value="23505" table:style-name="ce11">
            <text:p>23,505</text:p>
          </table:table-cell>
          <table:table-cell office:value-type="float" office:value="21685" table:style-name="ce10">
            <text:p>21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1" table:style-name="ce53">
            <text:p>11,711</text:p>
          </table:table-cell>
          <table:table-cell office:value-type="float" office:value="36082" table:style-name="ce11">
            <text:p>36,082</text:p>
          </table:table-cell>
          <table:table-cell office:value-type="float" office:value="19245" table:style-name="ce11">
            <text:p>19,245</text:p>
          </table:table-cell>
          <table:table-cell office:value-type="float" office:value="16837" table:style-name="ce10">
            <text:p>16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8" table:style-name="ce53">
            <text:p>6,758</text:p>
          </table:table-cell>
          <table:table-cell office:value-type="float" office:value="19660" table:style-name="ce11">
            <text:p>19,660</text:p>
          </table:table-cell>
          <table:table-cell office:value-type="float" office:value="10477" table:style-name="ce11">
            <text:p>10,477</text:p>
          </table:table-cell>
          <table:table-cell office:value-type="float" office:value="9183" table:style-name="ce10">
            <text:p>9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65" table:style-name="ce53">
            <text:p>4,265</text:p>
          </table:table-cell>
          <table:table-cell office:value-type="float" office:value="11672" table:style-name="ce11">
            <text:p>11,672</text:p>
          </table:table-cell>
          <table:table-cell office:value-type="float" office:value="6314" table:style-name="ce11">
            <text:p>6,314</text:p>
          </table:table-cell>
          <table:table-cell office:value-type="float" office:value="5358" table:style-name="ce10">
            <text:p>5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6" table:style-name="ce53">
            <text:p>1,946</text:p>
          </table:table-cell>
          <table:table-cell office:value-type="float" office:value="4592" table:style-name="ce11">
            <text:p>4,592</text:p>
          </table:table-cell>
          <table:table-cell office:value-type="float" office:value="2381" table:style-name="ce11">
            <text:p>2,381</text:p>
          </table:table-cell>
          <table:table-cell office:value-type="float" office:value="2211" table:style-name="ce10">
            <text:p>2,21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41" table:style-name="ce54">
            <text:p>1,941</text:p>
          </table:table-cell>
          <table:table-cell office:value-type="float" office:value="5633" table:style-name="ce18">
            <text:p>5,633</text:p>
          </table:table-cell>
          <table:table-cell office:value-type="float" office:value="2980" table:style-name="ce18">
            <text:p>2,980</text:p>
          </table:table-cell>
          <table:table-cell office:value-type="float" office:value="2653" table:style-name="ce17">
            <text:p>2,65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249" table:style-name="ce72">
            <text:p>286,249</text:p>
          </table:table-cell>
          <table:table-cell office:value-type="float" office:value="832994" table:style-name="ce80">
            <text:p>832,994</text:p>
          </table:table-cell>
          <table:table-cell office:value-type="float" office:value="426261" table:style-name="ce80">
            <text:p>426,261</text:p>
          </table:table-cell>
          <table:table-cell office:value-type="float" office:value="406733" table:style-name="ce74">
            <text:p>406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097" table:style-name="ce53">
            <text:p>74,097</text:p>
          </table:table-cell>
          <table:table-cell office:value-type="float" office:value="201125" table:style-name="ce11">
            <text:p>201,125</text:p>
          </table:table-cell>
          <table:table-cell office:value-type="float" office:value="99542" table:style-name="ce11">
            <text:p>99,542</text:p>
          </table:table-cell>
          <table:table-cell office:value-type="float" office:value="101583" table:style-name="ce10">
            <text:p>101,5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54" table:style-name="ce53">
            <text:p>19,454</text:p>
          </table:table-cell>
          <table:table-cell office:value-type="float" office:value="54668" table:style-name="ce11">
            <text:p>54,668</text:p>
          </table:table-cell>
          <table:table-cell office:value-type="float" office:value="27318" table:style-name="ce11">
            <text:p>27,318</text:p>
          </table:table-cell>
          <table:table-cell office:value-type="float" office:value="27350" table:style-name="ce10">
            <text:p>27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89" table:style-name="ce53">
            <text:p>16,689</text:p>
          </table:table-cell>
          <table:table-cell office:value-type="float" office:value="48051" table:style-name="ce11">
            <text:p>48,051</text:p>
          </table:table-cell>
          <table:table-cell office:value-type="float" office:value="24304" table:style-name="ce11">
            <text:p>24,304</text:p>
          </table:table-cell>
          <table:table-cell office:value-type="float" office:value="23747" table:style-name="ce10">
            <text:p>23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40" table:style-name="ce53">
            <text:p>11,540</text:p>
          </table:table-cell>
          <table:table-cell office:value-type="float" office:value="30674" table:style-name="ce11">
            <text:p>30,674</text:p>
          </table:table-cell>
          <table:table-cell office:value-type="float" office:value="15741" table:style-name="ce11">
            <text:p>15,741</text:p>
          </table:table-cell>
          <table:table-cell office:value-type="float" office:value="14933" table:style-name="ce10">
            <text:p>14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36" table:style-name="ce53">
            <text:p>14,936</text:p>
          </table:table-cell>
          <table:table-cell office:value-type="float" office:value="51079" table:style-name="ce11">
            <text:p>51,079</text:p>
          </table:table-cell>
          <table:table-cell office:value-type="float" office:value="26481" table:style-name="ce11">
            <text:p>26,481</text:p>
          </table:table-cell>
          <table:table-cell office:value-type="float" office:value="24598" table:style-name="ce10">
            <text:p>24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23" table:style-name="ce53">
            <text:p>10,123</text:p>
          </table:table-cell>
          <table:table-cell office:value-type="float" office:value="30028" table:style-name="ce11">
            <text:p>30,028</text:p>
          </table:table-cell>
          <table:table-cell office:value-type="float" office:value="15636" table:style-name="ce11">
            <text:p>15,636</text:p>
          </table:table-cell>
          <table:table-cell office:value-type="float" office:value="14392" table:style-name="ce10">
            <text:p>14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05" table:style-name="ce53">
            <text:p>3,805</text:p>
          </table:table-cell>
          <table:table-cell office:value-type="float" office:value="11126" table:style-name="ce11">
            <text:p>11,126</text:p>
          </table:table-cell>
          <table:table-cell office:value-type="float" office:value="5776" table:style-name="ce11">
            <text:p>5,776</text:p>
          </table:table-cell>
          <table:table-cell office:value-type="float" office:value="5350" table:style-name="ce10">
            <text:p>5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64" table:style-name="ce53">
            <text:p>6,964</text:p>
          </table:table-cell>
          <table:table-cell office:value-type="float" office:value="22087" table:style-name="ce11">
            <text:p>22,087</text:p>
          </table:table-cell>
          <table:table-cell office:value-type="float" office:value="11426" table:style-name="ce11">
            <text:p>11,426</text:p>
          </table:table-cell>
          <table:table-cell office:value-type="float" office:value="10661" table:style-name="ce10">
            <text:p>10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9" table:style-name="ce53">
            <text:p>8,189</text:p>
          </table:table-cell>
          <table:table-cell office:value-type="float" office:value="26778" table:style-name="ce11">
            <text:p>26,778</text:p>
          </table:table-cell>
          <table:table-cell office:value-type="float" office:value="13621" table:style-name="ce11">
            <text:p>13,621</text:p>
          </table:table-cell>
          <table:table-cell office:value-type="float" office:value="13157" table:style-name="ce10">
            <text:p>13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53" table:style-name="ce53">
            <text:p>7,853</text:p>
          </table:table-cell>
          <table:table-cell office:value-type="float" office:value="26125" table:style-name="ce11">
            <text:p>26,125</text:p>
          </table:table-cell>
          <table:table-cell office:value-type="float" office:value="13588" table:style-name="ce11">
            <text:p>13,588</text:p>
          </table:table-cell>
          <table:table-cell office:value-type="float" office:value="12537" table:style-name="ce10">
            <text:p>12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07" table:style-name="ce53">
            <text:p>9,307</text:p>
          </table:table-cell>
          <table:table-cell office:value-type="float" office:value="24742" table:style-name="ce11">
            <text:p>24,742</text:p>
          </table:table-cell>
          <table:table-cell office:value-type="float" office:value="13161" table:style-name="ce11">
            <text:p>13,161</text:p>
          </table:table-cell>
          <table:table-cell office:value-type="float" office:value="11581" table:style-name="ce10">
            <text:p>11,5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8" table:style-name="ce53">
            <text:p>6,508</text:p>
          </table:table-cell>
          <table:table-cell office:value-type="float" office:value="20619" table:style-name="ce11">
            <text:p>20,619</text:p>
          </table:table-cell>
          <table:table-cell office:value-type="float" office:value="10785" table:style-name="ce11">
            <text:p>10,785</text:p>
          </table:table-cell>
          <table:table-cell office:value-type="float" office:value="9834" table:style-name="ce10">
            <text:p>9,8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96" table:style-name="ce53">
            <text:p>18,596</text:p>
          </table:table-cell>
          <table:table-cell office:value-type="float" office:value="54948" table:style-name="ce11">
            <text:p>54,948</text:p>
          </table:table-cell>
          <table:table-cell office:value-type="float" office:value="28420" table:style-name="ce11">
            <text:p>28,420</text:p>
          </table:table-cell>
          <table:table-cell office:value-type="float" office:value="26528" table:style-name="ce10">
            <text:p>26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40" table:style-name="ce53">
            <text:p>5,640</text:p>
          </table:table-cell>
          <table:table-cell office:value-type="float" office:value="17272" table:style-name="ce11">
            <text:p>17,272</text:p>
          </table:table-cell>
          <table:table-cell office:value-type="float" office:value="9169" table:style-name="ce11">
            <text:p>9,169</text:p>
          </table:table-cell>
          <table:table-cell office:value-type="float" office:value="8103" table:style-name="ce10">
            <text:p>8,1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1" table:style-name="ce53">
            <text:p>3,421</text:p>
          </table:table-cell>
          <table:table-cell office:value-type="float" office:value="9867" table:style-name="ce11">
            <text:p>9,867</text:p>
          </table:table-cell>
          <table:table-cell office:value-type="float" office:value="5241" table:style-name="ce11">
            <text:p>5,241</text:p>
          </table:table-cell>
          <table:table-cell office:value-type="float" office:value="4626" table:style-name="ce10">
            <text:p>4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19" table:style-name="ce53">
            <text:p>8,519</text:p>
          </table:table-cell>
          <table:table-cell office:value-type="float" office:value="24738" table:style-name="ce11">
            <text:p>24,738</text:p>
          </table:table-cell>
          <table:table-cell office:value-type="float" office:value="12965" table:style-name="ce11">
            <text:p>12,965</text:p>
          </table:table-cell>
          <table:table-cell office:value-type="float" office:value="11773" table:style-name="ce10">
            <text:p>11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09" table:style-name="ce53">
            <text:p>11,809</text:p>
          </table:table-cell>
          <table:table-cell office:value-type="float" office:value="35488" table:style-name="ce11">
            <text:p>35,488</text:p>
          </table:table-cell>
          <table:table-cell office:value-type="float" office:value="18421" table:style-name="ce11">
            <text:p>18,421</text:p>
          </table:table-cell>
          <table:table-cell office:value-type="float" office:value="17067" table:style-name="ce10">
            <text:p>17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4" table:style-name="ce53">
            <text:p>4,484</text:p>
          </table:table-cell>
          <table:table-cell office:value-type="float" office:value="15849" table:style-name="ce11">
            <text:p>15,849</text:p>
          </table:table-cell>
          <table:table-cell office:value-type="float" office:value="8052" table:style-name="ce11">
            <text:p>8,052</text:p>
          </table:table-cell>
          <table:table-cell office:value-type="float" office:value="7797" table:style-name="ce10">
            <text:p>7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56" table:style-name="ce53">
            <text:p>6,756</text:p>
          </table:table-cell>
          <table:table-cell office:value-type="float" office:value="18189" table:style-name="ce11">
            <text:p>18,189</text:p>
          </table:table-cell>
          <table:table-cell office:value-type="float" office:value="9311" table:style-name="ce11">
            <text:p>9,311</text:p>
          </table:table-cell>
          <table:table-cell office:value-type="float" office:value="8878" table:style-name="ce10">
            <text:p>8,8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03" table:style-name="ce53">
            <text:p>3,703</text:p>
          </table:table-cell>
          <table:table-cell office:value-type="float" office:value="10743" table:style-name="ce11">
            <text:p>10,743</text:p>
          </table:table-cell>
          <table:table-cell office:value-type="float" office:value="5504" table:style-name="ce11">
            <text:p>5,504</text:p>
          </table:table-cell>
          <table:table-cell office:value-type="float" office:value="5239" table:style-name="ce10">
            <text:p>5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8" table:style-name="ce53">
            <text:p>6,988</text:p>
          </table:table-cell>
          <table:table-cell office:value-type="float" office:value="19563" table:style-name="ce11">
            <text:p>19,563</text:p>
          </table:table-cell>
          <table:table-cell office:value-type="float" office:value="10156" table:style-name="ce11">
            <text:p>10,156</text:p>
          </table:table-cell>
          <table:table-cell office:value-type="float" office:value="9407" table:style-name="ce10">
            <text:p>9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58" table:style-name="ce53">
            <text:p>4,458</text:p>
          </table:table-cell>
          <table:table-cell office:value-type="float" office:value="12382" table:style-name="ce11">
            <text:p>12,382</text:p>
          </table:table-cell>
          <table:table-cell office:value-type="float" office:value="6813" table:style-name="ce11">
            <text:p>6,813</text:p>
          </table:table-cell>
          <table:table-cell office:value-type="float" office:value="5569" table:style-name="ce10">
            <text:p>5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68" table:style-name="ce53">
            <text:p>3,468</text:p>
          </table:table-cell>
          <table:table-cell office:value-type="float" office:value="8644" table:style-name="ce11">
            <text:p>8,644</text:p>
          </table:table-cell>
          <table:table-cell office:value-type="float" office:value="4653" table:style-name="ce11">
            <text:p>4,653</text:p>
          </table:table-cell>
          <table:table-cell office:value-type="float" office:value="3991" table:style-name="ce10">
            <text:p>3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4" table:style-name="ce53">
            <text:p>3,014</text:p>
          </table:table-cell>
          <table:table-cell office:value-type="float" office:value="7817" table:style-name="ce11">
            <text:p>7,817</text:p>
          </table:table-cell>
          <table:table-cell office:value-type="float" office:value="4255" table:style-name="ce11">
            <text:p>4,255</text:p>
          </table:table-cell>
          <table:table-cell office:value-type="float" office:value="3562" table:style-name="ce10">
            <text:p>3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2" table:style-name="ce53">
            <text:p>2,112</text:p>
          </table:table-cell>
          <table:table-cell office:value-type="float" office:value="5478" table:style-name="ce11">
            <text:p>5,478</text:p>
          </table:table-cell>
          <table:table-cell office:value-type="float" office:value="2921" table:style-name="ce11">
            <text:p>2,921</text:p>
          </table:table-cell>
          <table:table-cell office:value-type="float" office:value="2557" table:style-name="ce10">
            <text:p>2,5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10" table:style-name="ce53">
            <text:p>2,310</text:p>
          </table:table-cell>
          <table:table-cell office:value-type="float" office:value="7647" table:style-name="ce11">
            <text:p>7,647</text:p>
          </table:table-cell>
          <table:table-cell office:value-type="float" office:value="3855" table:style-name="ce11">
            <text:p>3,855</text:p>
          </table:table-cell>
          <table:table-cell office:value-type="float" office:value="3792" table:style-name="ce10">
            <text:p>3,7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4" table:style-name="ce53">
            <text:p>1,054</text:p>
          </table:table-cell>
          <table:table-cell office:value-type="float" office:value="3252" table:style-name="ce11">
            <text:p>3,252</text:p>
          </table:table-cell>
          <table:table-cell office:value-type="float" office:value="1673" table:style-name="ce11">
            <text:p>1,673</text:p>
          </table:table-cell>
          <table:table-cell office:value-type="float" office:value="1579" table:style-name="ce10">
            <text:p>1,5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54" table:style-name="ce53">
            <text:p>2,054</text:p>
          </table:table-cell>
          <table:table-cell office:value-type="float" office:value="6749" table:style-name="ce11">
            <text:p>6,749</text:p>
          </table:table-cell>
          <table:table-cell office:value-type="float" office:value="3433" table:style-name="ce11">
            <text:p>3,433</text:p>
          </table:table-cell>
          <table:table-cell office:value-type="float" office:value="3316" table:style-name="ce10">
            <text:p>3,3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7" table:style-name="ce53">
            <text:p>1,327</text:p>
          </table:table-cell>
          <table:table-cell office:value-type="float" office:value="5238" table:style-name="ce11">
            <text:p>5,238</text:p>
          </table:table-cell>
          <table:table-cell office:value-type="float" office:value="2753" table:style-name="ce11">
            <text:p>2,753</text:p>
          </table:table-cell>
          <table:table-cell office:value-type="float" office:value="2485" table:style-name="ce10">
            <text:p>2,4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26" table:style-name="ce53">
            <text:p>2,226</text:p>
          </table:table-cell>
          <table:table-cell office:value-type="float" office:value="7476" table:style-name="ce11">
            <text:p>7,476</text:p>
          </table:table-cell>
          <table:table-cell office:value-type="float" office:value="3794" table:style-name="ce11">
            <text:p>3,794</text:p>
          </table:table-cell>
          <table:table-cell office:value-type="float" office:value="3682" table:style-name="ce10">
            <text:p>3,6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86" table:style-name="ce53">
            <text:p>1,386</text:p>
          </table:table-cell>
          <table:table-cell office:value-type="float" office:value="4838" table:style-name="ce11">
            <text:p>4,838</text:p>
          </table:table-cell>
          <table:table-cell office:value-type="float" office:value="2488" table:style-name="ce11">
            <text:p>2,488</text:p>
          </table:table-cell>
          <table:table-cell office:value-type="float" office:value="2350" table:style-name="ce10">
            <text:p>2,3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55" table:style-name="ce53">
            <text:p>1,555</text:p>
          </table:table-cell>
          <table:table-cell office:value-type="float" office:value="4815" table:style-name="ce11">
            <text:p>4,815</text:p>
          </table:table-cell>
          <table:table-cell office:value-type="float" office:value="2495" table:style-name="ce11">
            <text:p>2,495</text:p>
          </table:table-cell>
          <table:table-cell office:value-type="float" office:value="2320" table:style-name="ce10">
            <text:p>2,32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904" table:style-name="ce54">
            <text:p>1,904</text:p>
          </table:table-cell>
          <table:table-cell office:value-type="float" office:value="4899" table:style-name="ce18">
            <text:p>4,899</text:p>
          </table:table-cell>
          <table:table-cell office:value-type="float" office:value="2510" table:style-name="ce18">
            <text:p>2,510</text:p>
          </table:table-cell>
          <table:table-cell office:value-type="float" office:value="2389" table:style-name="ce17">
            <text:p>2,38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705" table:style-name="ce72">
            <text:p>82,705</text:p>
          </table:table-cell>
          <table:table-cell office:value-type="float" office:value="220191" table:style-name="ce80">
            <text:p>220,191</text:p>
          </table:table-cell>
          <table:table-cell office:value-type="float" office:value="113818" table:style-name="ce80">
            <text:p>113,818</text:p>
          </table:table-cell>
          <table:table-cell office:value-type="float" office:value="106373" table:style-name="ce74">
            <text:p>106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660" table:style-name="ce53">
            <text:p>39,660</text:p>
          </table:table-cell>
          <table:table-cell office:value-type="float" office:value="106335" table:style-name="ce11">
            <text:p>106,335</text:p>
          </table:table-cell>
          <table:table-cell office:value-type="float" office:value="53307" table:style-name="ce11">
            <text:p>53,307</text:p>
          </table:table-cell>
          <table:table-cell office:value-type="float" office:value="53028" table:style-name="ce10">
            <text:p>53,0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1" table:style-name="ce53">
            <text:p>5,401</text:p>
          </table:table-cell>
          <table:table-cell office:value-type="float" office:value="14348" table:style-name="ce11">
            <text:p>14,348</text:p>
          </table:table-cell>
          <table:table-cell office:value-type="float" office:value="7579" table:style-name="ce11">
            <text:p>7,579</text:p>
          </table:table-cell>
          <table:table-cell office:value-type="float" office:value="6769" table:style-name="ce10">
            <text:p>6,7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2" table:style-name="ce53">
            <text:p>3,182</text:p>
          </table:table-cell>
          <table:table-cell office:value-type="float" office:value="8784" table:style-name="ce11">
            <text:p>8,784</text:p>
          </table:table-cell>
          <table:table-cell office:value-type="float" office:value="4575" table:style-name="ce11">
            <text:p>4,575</text:p>
          </table:table-cell>
          <table:table-cell office:value-type="float" office:value="4209" table:style-name="ce10">
            <text:p>4,2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96" table:style-name="ce53">
            <text:p>6,696</text:p>
          </table:table-cell>
          <table:table-cell office:value-type="float" office:value="17431" table:style-name="ce11">
            <text:p>17,431</text:p>
          </table:table-cell>
          <table:table-cell office:value-type="float" office:value="9210" table:style-name="ce11">
            <text:p>9,210</text:p>
          </table:table-cell>
          <table:table-cell office:value-type="float" office:value="8221" table:style-name="ce10">
            <text:p>8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98" table:style-name="ce53">
            <text:p>2,498</text:p>
          </table:table-cell>
          <table:table-cell office:value-type="float" office:value="6146" table:style-name="ce11">
            <text:p>6,146</text:p>
          </table:table-cell>
          <table:table-cell office:value-type="float" office:value="3206" table:style-name="ce11">
            <text:p>3,206</text:p>
          </table:table-cell>
          <table:table-cell office:value-type="float" office:value="2940" table:style-name="ce10">
            <text:p>2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54" table:style-name="ce53">
            <text:p>4,654</text:p>
          </table:table-cell>
          <table:table-cell office:value-type="float" office:value="11188" table:style-name="ce11">
            <text:p>11,188</text:p>
          </table:table-cell>
          <table:table-cell office:value-type="float" office:value="5970" table:style-name="ce11">
            <text:p>5,970</text:p>
          </table:table-cell>
          <table:table-cell office:value-type="float" office:value="5218" table:style-name="ce10">
            <text:p>5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55" table:style-name="ce53">
            <text:p>3,755</text:p>
          </table:table-cell>
          <table:table-cell office:value-type="float" office:value="8591" table:style-name="ce11">
            <text:p>8,591</text:p>
          </table:table-cell>
          <table:table-cell office:value-type="float" office:value="4765" table:style-name="ce11">
            <text:p>4,765</text:p>
          </table:table-cell>
          <table:table-cell office:value-type="float" office:value="3826" table:style-name="ce10">
            <text:p>3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4" table:style-name="ce53">
            <text:p>2,924</text:p>
          </table:table-cell>
          <table:table-cell office:value-type="float" office:value="7318" table:style-name="ce11">
            <text:p>7,318</text:p>
          </table:table-cell>
          <table:table-cell office:value-type="float" office:value="4144" table:style-name="ce11">
            <text:p>4,144</text:p>
          </table:table-cell>
          <table:table-cell office:value-type="float" office:value="3174" table:style-name="ce10">
            <text:p>3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7" table:style-name="ce53">
            <text:p>3,047</text:p>
          </table:table-cell>
          <table:table-cell office:value-type="float" office:value="7971" table:style-name="ce11">
            <text:p>7,971</text:p>
          </table:table-cell>
          <table:table-cell office:value-type="float" office:value="4260" table:style-name="ce11">
            <text:p>4,260</text:p>
          </table:table-cell>
          <table:table-cell office:value-type="float" office:value="3711" table:style-name="ce10">
            <text:p>3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18" table:style-name="ce53">
            <text:p>3,218</text:p>
          </table:table-cell>
          <table:table-cell office:value-type="float" office:value="8300" table:style-name="ce11">
            <text:p>8,300</text:p>
          </table:table-cell>
          <table:table-cell office:value-type="float" office:value="4320" table:style-name="ce11">
            <text:p>4,320</text:p>
          </table:table-cell>
          <table:table-cell office:value-type="float" office:value="3980" table:style-name="ce10">
            <text:p>3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23" table:style-name="ce53">
            <text:p>1,123</text:p>
          </table:table-cell>
          <table:table-cell office:value-type="float" office:value="3789" table:style-name="ce11">
            <text:p>3,789</text:p>
          </table:table-cell>
          <table:table-cell office:value-type="float" office:value="1988" table:style-name="ce11">
            <text:p>1,988</text:p>
          </table:table-cell>
          <table:table-cell office:value-type="float" office:value="1801" table:style-name="ce10">
            <text:p>1,8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9" table:style-name="ce53">
            <text:p>1,069</text:p>
          </table:table-cell>
          <table:table-cell office:value-type="float" office:value="3533" table:style-name="ce11">
            <text:p>3,533</text:p>
          </table:table-cell>
          <table:table-cell office:value-type="float" office:value="1894" table:style-name="ce11">
            <text:p>1,894</text:p>
          </table:table-cell>
          <table:table-cell office:value-type="float" office:value="1639" table:style-name="ce10">
            <text:p>1,6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44" table:style-name="ce11">
            <text:p>4,244</text:p>
          </table:table-cell>
          <table:table-cell office:value-type="float" office:value="2265" table:style-name="ce11">
            <text:p>2,265</text:p>
          </table:table-cell>
          <table:table-cell office:value-type="float" office:value="1979" table:style-name="ce10">
            <text:p>1,9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52" table:style-name="ce53">
            <text:p>1,452</text:p>
          </table:table-cell>
          <table:table-cell office:value-type="float" office:value="3527" table:style-name="ce11">
            <text:p>3,527</text:p>
          </table:table-cell>
          <table:table-cell office:value-type="float" office:value="1920" table:style-name="ce11">
            <text:p>1,920</text:p>
          </table:table-cell>
          <table:table-cell office:value-type="float" office:value="1607" table:style-name="ce10">
            <text:p>1,6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23" table:style-name="ce53">
            <text:p>1,123</text:p>
          </table:table-cell>
          <table:table-cell office:value-type="float" office:value="3644" table:style-name="ce11">
            <text:p>3,644</text:p>
          </table:table-cell>
          <table:table-cell office:value-type="float" office:value="1865" table:style-name="ce11">
            <text:p>1,865</text:p>
          </table:table-cell>
          <table:table-cell office:value-type="float" office:value="1779" table:style-name="ce10">
            <text:p>1,77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14" table:style-name="ce54">
            <text:p>1,814</text:p>
          </table:table-cell>
          <table:table-cell office:value-type="float" office:value="5042" table:style-name="ce18">
            <text:p>5,042</text:p>
          </table:table-cell>
          <table:table-cell office:value-type="float" office:value="2550" table:style-name="ce18">
            <text:p>2,550</text:p>
          </table:table-cell>
          <table:table-cell office:value-type="float" office:value="2492" table:style-name="ce17">
            <text:p>2,492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589" table:style-name="ce72">
            <text:p>125,589</text:p>
          </table:table-cell>
          <table:table-cell office:value-type="float" office:value="330139" table:style-name="ce80">
            <text:p>330,139</text:p>
          </table:table-cell>
          <table:table-cell office:value-type="float" office:value="167816" table:style-name="ce80">
            <text:p>167,816</text:p>
          </table:table-cell>
          <table:table-cell office:value-type="float" office:value="162323" table:style-name="ce74">
            <text:p>162,3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49" table:style-name="ce53">
            <text:p>41,549</text:p>
          </table:table-cell>
          <table:table-cell office:value-type="float" office:value="104990" table:style-name="ce11">
            <text:p>104,990</text:p>
          </table:table-cell>
          <table:table-cell office:value-type="float" office:value="50680" table:style-name="ce11">
            <text:p>50,680</text:p>
          </table:table-cell>
          <table:table-cell office:value-type="float" office:value="54310" table:style-name="ce10">
            <text:p>54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3" table:style-name="ce53">
            <text:p>4,393</text:p>
          </table:table-cell>
          <table:table-cell office:value-type="float" office:value="10948" table:style-name="ce11">
            <text:p>10,948</text:p>
          </table:table-cell>
          <table:table-cell office:value-type="float" office:value="5691" table:style-name="ce11">
            <text:p>5,691</text:p>
          </table:table-cell>
          <table:table-cell office:value-type="float" office:value="5257" table:style-name="ce10">
            <text:p>5,2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1" table:style-name="ce53">
            <text:p>8,901</text:p>
          </table:table-cell>
          <table:table-cell office:value-type="float" office:value="24600" table:style-name="ce11">
            <text:p>24,600</text:p>
          </table:table-cell>
          <table:table-cell office:value-type="float" office:value="13080" table:style-name="ce11">
            <text:p>13,080</text:p>
          </table:table-cell>
          <table:table-cell office:value-type="float" office:value="11520" table:style-name="ce10">
            <text:p>11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88" table:style-name="ce53">
            <text:p>7,688</text:p>
          </table:table-cell>
          <table:table-cell office:value-type="float" office:value="20155" table:style-name="ce11">
            <text:p>20,155</text:p>
          </table:table-cell>
          <table:table-cell office:value-type="float" office:value="10384" table:style-name="ce11">
            <text:p>10,384</text:p>
          </table:table-cell>
          <table:table-cell office:value-type="float" office:value="9771" table:style-name="ce10">
            <text:p>9,7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848" table:style-name="ce53">
            <text:p>31,848</text:p>
          </table:table-cell>
          <table:table-cell office:value-type="float" office:value="83641" table:style-name="ce11">
            <text:p>83,641</text:p>
          </table:table-cell>
          <table:table-cell office:value-type="float" office:value="42159" table:style-name="ce11">
            <text:p>42,159</text:p>
          </table:table-cell>
          <table:table-cell office:value-type="float" office:value="41482" table:style-name="ce10">
            <text:p>41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53" table:style-name="ce53">
            <text:p>7,153</text:p>
          </table:table-cell>
          <table:table-cell office:value-type="float" office:value="18093" table:style-name="ce11">
            <text:p>18,093</text:p>
          </table:table-cell>
          <table:table-cell office:value-type="float" office:value="9639" table:style-name="ce11">
            <text:p>9,639</text:p>
          </table:table-cell>
          <table:table-cell office:value-type="float" office:value="8454" table:style-name="ce10">
            <text:p>8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1" table:style-name="ce53">
            <text:p>5,031</text:p>
          </table:table-cell>
          <table:table-cell office:value-type="float" office:value="12968" table:style-name="ce11">
            <text:p>12,968</text:p>
          </table:table-cell>
          <table:table-cell office:value-type="float" office:value="6902" table:style-name="ce11">
            <text:p>6,902</text:p>
          </table:table-cell>
          <table:table-cell office:value-type="float" office:value="6066" table:style-name="ce10">
            <text:p>6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1" table:style-name="ce53">
            <text:p>1,711</text:p>
          </table:table-cell>
          <table:table-cell office:value-type="float" office:value="4408" table:style-name="ce11">
            <text:p>4,408</text:p>
          </table:table-cell>
          <table:table-cell office:value-type="float" office:value="2452" table:style-name="ce11">
            <text:p>2,452</text:p>
          </table:table-cell>
          <table:table-cell office:value-type="float" office:value="1956" table:style-name="ce10">
            <text:p>1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32" table:style-name="ce53">
            <text:p>4,732</text:p>
          </table:table-cell>
          <table:table-cell office:value-type="float" office:value="11677" table:style-name="ce11">
            <text:p>11,677</text:p>
          </table:table-cell>
          <table:table-cell office:value-type="float" office:value="6304" table:style-name="ce11">
            <text:p>6,304</text:p>
          </table:table-cell>
          <table:table-cell office:value-type="float" office:value="5373" table:style-name="ce10">
            <text:p>5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15" table:style-name="ce53">
            <text:p>4,015</text:p>
          </table:table-cell>
          <table:table-cell office:value-type="float" office:value="10468" table:style-name="ce11">
            <text:p>10,468</text:p>
          </table:table-cell>
          <table:table-cell office:value-type="float" office:value="5693" table:style-name="ce11">
            <text:p>5,693</text:p>
          </table:table-cell>
          <table:table-cell office:value-type="float" office:value="4775" table:style-name="ce10">
            <text:p>4,7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85" table:style-name="ce53">
            <text:p>4,785</text:p>
          </table:table-cell>
          <table:table-cell office:value-type="float" office:value="15767" table:style-name="ce11">
            <text:p>15,767</text:p>
          </table:table-cell>
          <table:table-cell office:value-type="float" office:value="8127" table:style-name="ce11">
            <text:p>8,127</text:p>
          </table:table-cell>
          <table:table-cell office:value-type="float" office:value="7640" table:style-name="ce10">
            <text:p>7,6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91" table:style-name="ce53">
            <text:p>2,091</text:p>
          </table:table-cell>
          <table:table-cell office:value-type="float" office:value="6376" table:style-name="ce11">
            <text:p>6,376</text:p>
          </table:table-cell>
          <table:table-cell office:value-type="float" office:value="3381" table:style-name="ce11">
            <text:p>3,381</text:p>
          </table:table-cell>
          <table:table-cell office:value-type="float" office:value="2995" table:style-name="ce10">
            <text:p>2,99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92" table:style-name="ce54">
            <text:p>1,692</text:p>
          </table:table-cell>
          <table:table-cell office:value-type="float" office:value="6048" table:style-name="ce18">
            <text:p>6,048</text:p>
          </table:table-cell>
          <table:table-cell office:value-type="float" office:value="3324" table:style-name="ce18">
            <text:p>3,324</text:p>
          </table:table-cell>
          <table:table-cell office:value-type="float" office:value="2724" table:style-name="ce17">
            <text:p>2,72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429" table:style-name="ce72">
            <text:p>39,429</text:p>
          </table:table-cell>
          <table:table-cell office:value-type="float" office:value="103434" table:style-name="ce80">
            <text:p>103,434</text:p>
          </table:table-cell>
          <table:table-cell office:value-type="float" office:value="53291" table:style-name="ce80">
            <text:p>53,291</text:p>
          </table:table-cell>
          <table:table-cell office:value-type="float" office:value="50143" table:style-name="ce74">
            <text:p>50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143" table:style-name="ce53">
            <text:p>24,143</text:p>
          </table:table-cell>
          <table:table-cell office:value-type="float" office:value="61830" table:style-name="ce11">
            <text:p>61,830</text:p>
          </table:table-cell>
          <table:table-cell office:value-type="float" office:value="31433" table:style-name="ce11">
            <text:p>31,433</text:p>
          </table:table-cell>
          <table:table-cell office:value-type="float" office:value="30397" table:style-name="ce10">
            <text:p>30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14" table:style-name="ce53">
            <text:p>5,514</text:p>
          </table:table-cell>
          <table:table-cell office:value-type="float" office:value="14441" table:style-name="ce11">
            <text:p>14,441</text:p>
          </table:table-cell>
          <table:table-cell office:value-type="float" office:value="7611" table:style-name="ce11">
            <text:p>7,611</text:p>
          </table:table-cell>
          <table:table-cell office:value-type="float" office:value="6830" table:style-name="ce10">
            <text:p>6,8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84" table:style-name="ce53">
            <text:p>3,384</text:p>
          </table:table-cell>
          <table:table-cell office:value-type="float" office:value="9795" table:style-name="ce11">
            <text:p>9,795</text:p>
          </table:table-cell>
          <table:table-cell office:value-type="float" office:value="5141" table:style-name="ce11">
            <text:p>5,141</text:p>
          </table:table-cell>
          <table:table-cell office:value-type="float" office:value="4654" table:style-name="ce10">
            <text:p>4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90" table:style-name="ce53">
            <text:p>2,990</text:p>
          </table:table-cell>
          <table:table-cell office:value-type="float" office:value="8378" table:style-name="ce11">
            <text:p>8,378</text:p>
          </table:table-cell>
          <table:table-cell office:value-type="float" office:value="4318" table:style-name="ce11">
            <text:p>4,318</text:p>
          </table:table-cell>
          <table:table-cell office:value-type="float" office:value="4060" table:style-name="ce10">
            <text:p>4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7" table:style-name="ce53">
            <text:p>2,027</text:p>
          </table:table-cell>
          <table:table-cell office:value-type="float" office:value="5185" table:style-name="ce11">
            <text:p>5,185</text:p>
          </table:table-cell>
          <table:table-cell office:value-type="float" office:value="2800" table:style-name="ce11">
            <text:p>2,800</text:p>
          </table:table-cell>
          <table:table-cell office:value-type="float" office:value="2385" table:style-name="ce10">
            <text:p>2,38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71" table:style-name="ce54">
            <text:p>1,371</text:p>
          </table:table-cell>
          <table:table-cell office:value-type="float" office:value="3805" table:style-name="ce18">
            <text:p>3,805</text:p>
          </table:table-cell>
          <table:table-cell office:value-type="float" office:value="1988" table:style-name="ce18">
            <text:p>1,988</text:p>
          </table:table-cell>
          <table:table-cell office:value-type="float" office:value="1817" table:style-name="ce17">
            <text:p>1,81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333" table:style-name="ce72">
            <text:p>152,333</text:p>
          </table:table-cell>
          <table:table-cell office:value-type="float" office:value="371981" table:style-name="ce80">
            <text:p>371,981</text:p>
          </table:table-cell>
          <table:table-cell office:value-type="float" office:value="186309" table:style-name="ce80">
            <text:p>186,309</text:p>
          </table:table-cell>
          <table:table-cell office:value-type="float" office:value="185672" table:style-name="ce74">
            <text:p>185,67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77" table:style-name="ce53">
            <text:p>22,577</text:p>
          </table:table-cell>
          <table:table-cell office:value-type="float" office:value="52422" table:style-name="ce11">
            <text:p>52,422</text:p>
          </table:table-cell>
          <table:table-cell office:value-type="float" office:value="26786" table:style-name="ce11">
            <text:p>26,786</text:p>
          </table:table-cell>
          <table:table-cell office:value-type="float" office:value="25636" table:style-name="ce10">
            <text:p>25,63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330" table:style-name="ce53">
            <text:p>21,330</text:p>
          </table:table-cell>
          <table:table-cell office:value-type="float" office:value="54058" table:style-name="ce11">
            <text:p>54,058</text:p>
          </table:table-cell>
          <table:table-cell office:value-type="float" office:value="27192" table:style-name="ce11">
            <text:p>27,192</text:p>
          </table:table-cell>
          <table:table-cell office:value-type="float" office:value="26866" table:style-name="ce10">
            <text:p>26,86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596" table:style-name="ce53">
            <text:p>15,596</text:p>
          </table:table-cell>
          <table:table-cell office:value-type="float" office:value="38568" table:style-name="ce11">
            <text:p>38,568</text:p>
          </table:table-cell>
          <table:table-cell office:value-type="float" office:value="19375" table:style-name="ce11">
            <text:p>19,375</text:p>
          </table:table-cell>
          <table:table-cell office:value-type="float" office:value="19193" table:style-name="ce10">
            <text:p>19,19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64" table:style-name="ce53">
            <text:p>19,264</text:p>
          </table:table-cell>
          <table:table-cell office:value-type="float" office:value="44804" table:style-name="ce11">
            <text:p>44,804</text:p>
          </table:table-cell>
          <table:table-cell office:value-type="float" office:value="22166" table:style-name="ce11">
            <text:p>22,166</text:p>
          </table:table-cell>
          <table:table-cell office:value-type="float" office:value="22638" table:style-name="ce10">
            <text:p>22,63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46" table:style-name="ce53">
            <text:p>19,246</text:p>
          </table:table-cell>
          <table:table-cell office:value-type="float" office:value="47980" table:style-name="ce11">
            <text:p>47,980</text:p>
          </table:table-cell>
          <table:table-cell office:value-type="float" office:value="24335" table:style-name="ce11">
            <text:p>24,335</text:p>
          </table:table-cell>
          <table:table-cell office:value-type="float" office:value="23645" table:style-name="ce10">
            <text:p>23,64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228" table:style-name="ce53">
            <text:p>33,228</text:p>
          </table:table-cell>
          <table:table-cell office:value-type="float" office:value="82278" table:style-name="ce11">
            <text:p>82,278</text:p>
          </table:table-cell>
          <table:table-cell office:value-type="float" office:value="40737" table:style-name="ce11">
            <text:p>40,737</text:p>
          </table:table-cell>
          <table:table-cell office:value-type="float" office:value="41541" table:style-name="ce10">
            <text:p>41,54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92" table:style-name="ce54">
            <text:p>21,092</text:p>
          </table:table-cell>
          <table:table-cell office:value-type="float" office:value="51871" table:style-name="ce18">
            <text:p>51,871</text:p>
          </table:table-cell>
          <table:table-cell office:value-type="float" office:value="25718" table:style-name="ce18">
            <text:p>25,718</text:p>
          </table:table-cell>
          <table:table-cell office:value-type="float" office:value="26153" table:style-name="ce17">
            <text:p>26,153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1520" table:style-name="ce72">
            <text:p>161,520</text:p>
          </table:table-cell>
          <table:table-cell office:value-type="float" office:value="438863" table:style-name="ce80">
            <text:p>438,863</text:p>
          </table:table-cell>
          <table:table-cell office:value-type="float" office:value="216853" table:style-name="ce80">
            <text:p>216,853</text:p>
          </table:table-cell>
          <table:table-cell office:value-type="float" office:value="222010" table:style-name="ce74">
            <text:p>222,0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8453" table:style-name="ce53">
            <text:p>78,453</text:p>
          </table:table-cell>
          <table:table-cell office:value-type="float" office:value="211143" table:style-name="ce11">
            <text:p>211,143</text:p>
          </table:table-cell>
          <table:table-cell office:value-type="float" office:value="103951" table:style-name="ce11">
            <text:p>103,951</text:p>
          </table:table-cell>
          <table:table-cell office:value-type="float" office:value="107192" table:style-name="ce10">
            <text:p>107,1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140" table:style-name="ce53">
            <text:p>56,140</text:p>
          </table:table-cell>
          <table:table-cell office:value-type="float" office:value="150196" table:style-name="ce11">
            <text:p>150,196</text:p>
          </table:table-cell>
          <table:table-cell office:value-type="float" office:value="73512" table:style-name="ce11">
            <text:p>73,512</text:p>
          </table:table-cell>
          <table:table-cell office:value-type="float" office:value="76684" table:style-name="ce10">
            <text:p>76,68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927" table:style-name="ce54">
            <text:p>26,927</text:p>
          </table:table-cell>
          <table:table-cell office:value-type="float" office:value="77524" table:style-name="ce18">
            <text:p>77,524</text:p>
          </table:table-cell>
          <table:table-cell office:value-type="float" office:value="39390" table:style-name="ce18">
            <text:p>39,390</text:p>
          </table:table-cell>
          <table:table-cell office:value-type="float" office:value="38134" table:style-name="ce17">
            <text:p>38,134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175" table:style-name="ce72">
            <text:p>99,175</text:p>
          </table:table-cell>
          <table:table-cell office:value-type="float" office:value="269793" table:style-name="ce80">
            <text:p>269,793</text:p>
          </table:table-cell>
          <table:table-cell office:value-type="float" office:value="131279" table:style-name="ce80">
            <text:p>131,279</text:p>
          </table:table-cell>
          <table:table-cell office:value-type="float" office:value="138514" table:style-name="ce74">
            <text:p>138,5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401" table:style-name="ce53">
            <text:p>45,401</text:p>
          </table:table-cell>
          <table:table-cell office:value-type="float" office:value="122335" table:style-name="ce11">
            <text:p>122,335</text:p>
          </table:table-cell>
          <table:table-cell office:value-type="float" office:value="59013" table:style-name="ce11">
            <text:p>59,013</text:p>
          </table:table-cell>
          <table:table-cell office:value-type="float" office:value="63322" table:style-name="ce10">
            <text:p>63,32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774" table:style-name="ce54">
            <text:p>53,774</text:p>
          </table:table-cell>
          <table:table-cell office:value-type="float" office:value="147458" table:style-name="ce18">
            <text:p>147,458</text:p>
          </table:table-cell>
          <table:table-cell office:value-type="float" office:value="72266" table:style-name="ce18">
            <text:p>72,266</text:p>
          </table:table-cell>
          <table:table-cell office:value-type="float" office:value="75192" table:style-name="ce17">
            <text:p>75,19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514" table:style-name="ce72">
            <text:p>39,514</text:p>
          </table:table-cell>
          <table:table-cell office:value-type="float" office:value="135535" table:style-name="ce80">
            <text:p>135,535</text:p>
          </table:table-cell>
          <table:table-cell office:value-type="float" office:value="67706" table:style-name="ce80">
            <text:p>67,706</text:p>
          </table:table-cell>
          <table:table-cell office:value-type="float" office:value="67829" table:style-name="ce74">
            <text:p>67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817" table:style-name="ce53">
            <text:p>12,817</text:p>
          </table:table-cell>
          <table:table-cell office:value-type="float" office:value="42930" table:style-name="ce11">
            <text:p>42,930</text:p>
          </table:table-cell>
          <table:table-cell office:value-type="float" office:value="21455" table:style-name="ce11">
            <text:p>21,455</text:p>
          </table:table-cell>
          <table:table-cell office:value-type="float" office:value="21475" table:style-name="ce10">
            <text:p>21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98" table:style-name="ce53">
            <text:p>8,798</text:p>
          </table:table-cell>
          <table:table-cell office:value-type="float" office:value="28904" table:style-name="ce11">
            <text:p>28,904</text:p>
          </table:table-cell>
          <table:table-cell office:value-type="float" office:value="14535" table:style-name="ce11">
            <text:p>14,535</text:p>
          </table:table-cell>
          <table:table-cell office:value-type="float" office:value="14369" table:style-name="ce10">
            <text:p>14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73" table:style-name="ce53">
            <text:p>6,273</text:p>
          </table:table-cell>
          <table:table-cell office:value-type="float" office:value="20350" table:style-name="ce11">
            <text:p>20,350</text:p>
          </table:table-cell>
          <table:table-cell office:value-type="float" office:value="10066" table:style-name="ce11">
            <text:p>10,066</text:p>
          </table:table-cell>
          <table:table-cell office:value-type="float" office:value="10284" table:style-name="ce10">
            <text:p>10,2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384" table:style-name="ce53">
            <text:p>8,384</text:p>
          </table:table-cell>
          <table:table-cell office:value-type="float" office:value="30108" table:style-name="ce11">
            <text:p>30,108</text:p>
          </table:table-cell>
          <table:table-cell office:value-type="float" office:value="15147" table:style-name="ce11">
            <text:p>15,147</text:p>
          </table:table-cell>
          <table:table-cell office:value-type="float" office:value="14961" table:style-name="ce10">
            <text:p>14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8" table:style-name="ce53">
            <text:p>3,108</text:p>
          </table:table-cell>
          <table:table-cell office:value-type="float" office:value="12560" table:style-name="ce11">
            <text:p>12,560</text:p>
          </table:table-cell>
          <table:table-cell office:value-type="float" office:value="6160" table:style-name="ce11">
            <text:p>6,160</text:p>
          </table:table-cell>
          <table:table-cell office:value-type="float" office:value="6400" table:style-name="ce10">
            <text:p>6,40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4">
            <text:p>134</text:p>
          </table:table-cell>
          <table:table-cell office:value-type="float" office:value="683" table:style-name="ce18">
            <text:p>683</text:p>
          </table:table-cell>
          <table:table-cell office:value-type="float" office:value="343" table:style-name="ce18">
            <text:p>343</text:p>
          </table:table-cell>
          <table:table-cell office:value-type="float" office:value="340" table:style-name="ce17">
            <text:p>34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5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754" table:style-name="ce72">
            <text:p>2,754</text:p>
          </table:table-cell>
          <table:table-cell office:value-type="float" office:value="12696" table:style-name="ce80">
            <text:p>12,696</text:p>
          </table:table-cell>
          <table:table-cell office:value-type="float" office:value="7237" table:style-name="ce80">
            <text:p>7,237</text:p>
          </table:table-cell>
          <table:table-cell office:value-type="float" office:value="5459" table:style-name="ce74">
            <text:p>5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98" table:style-name="ce53">
            <text:p>1,598</text:p>
          </table:table-cell>
          <table:table-cell office:value-type="float" office:value="7439" table:style-name="ce11">
            <text:p>7,439</text:p>
          </table:table-cell>
          <table:table-cell office:value-type="float" office:value="4178" table:style-name="ce11">
            <text:p>4,178</text:p>
          </table:table-cell>
          <table:table-cell office:value-type="float" office:value="3261" table:style-name="ce10">
            <text:p>3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41" table:style-name="ce53">
            <text:p>541</text:p>
          </table:table-cell>
          <table:table-cell office:value-type="float" office:value="2349" table:style-name="ce11">
            <text:p>2,349</text:p>
          </table:table-cell>
          <table:table-cell office:value-type="float" office:value="1304" table:style-name="ce11">
            <text:p>1,304</text:p>
          </table:table-cell>
          <table:table-cell office:value-type="float" office:value="1045" table:style-name="ce10">
            <text:p>1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6" table:style-name="ce53">
            <text:p>286</text:p>
          </table:table-cell>
          <table:table-cell office:value-type="float" office:value="1597" table:style-name="ce11">
            <text:p>1,597</text:p>
          </table:table-cell>
          <table:table-cell office:value-type="float" office:value="968" table:style-name="ce11">
            <text:p>968</text:p>
          </table:table-cell>
          <table:table-cell office:value-type="float" office:value="629" table:style-name="ce10">
            <text:p>6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9" table:style-name="ce54">
            <text:p>329</text:p>
          </table:table-cell>
          <table:table-cell office:value-type="float" office:value="1311" table:style-name="ce18">
            <text:p>1,311</text:p>
          </table:table-cell>
          <table:table-cell office:value-type="float" office:value="787" table:style-name="ce18">
            <text:p>787</text:p>
          </table:table-cell>
          <table:table-cell office:value-type="float" office:value="524" table:style-name="ce17">
            <text:p>52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6-03T03:55:02Z</dc:date>
    <meta:print-date>2016-06-01T09:05:34Z</meta:print-date>
  </office:meta>
</office:document-meta>
</file>